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AnExampleOfScenario" style:family="table">
      <style:table-properties style:width="6.925in" table:align="margins" style:may-break-between-rows="false"/>
    </style:style>
    <style:style style:name="AnExampleOfScenario.A" style:family="table-column">
      <style:table-column-properties style:column-width="0.3938in" style:rel-column-width="3726*"/>
    </style:style>
    <style:style style:name="AnExampleOfScenario.B" style:family="table-column">
      <style:table-column-properties style:column-width="3.0688in" style:rel-column-width="29041*"/>
    </style:style>
    <style:style style:name="AnExampleOfScenario.C" style:family="table-column">
      <style:table-column-properties style:column-width="1.7313in" style:rel-column-width="16383*"/>
    </style:style>
    <style:style style:name="AnExampleOfScenario.D" style:family="table-column">
      <style:table-column-properties style:column-width="1.7313in" style:rel-column-width="16385*"/>
    </style:style>
    <style:style style:name="AnExampleOfScenario.A1" style:family="table-cell">
      <style:table-cell-properties fo:padding="0.0382in" fo:border-left="0.0007in solid #000000" fo:border-right="none" fo:border-top="0.0007in solid #000000" fo:border-bottom="0.0007in solid #000000"/>
    </style:style>
    <style:style style:name="AnExampleOfScenario.D1" style:family="table-cell">
      <style:table-cell-properties fo:padding="0.0382in" fo:border="0.0007in solid #000000"/>
    </style:style>
    <style:style style:name="AnExampleOfScenario.A2" style:family="table-cell" style:data-style-name="N0">
      <style:table-cell-properties fo:padding="0.0382in" fo:border-left="0.0007in solid #000000" fo:border-right="none" fo:border-top="none" fo:border-bottom="0.0007in solid #000000"/>
    </style:style>
    <style:style style:name="AnExampleOfScenario.B2" style:family="table-cell">
      <style:table-cell-properties fo:padding="0.0382in" fo:border-left="0.0007in solid #000000" fo:border-right="none" fo:border-top="none" fo:border-bottom="0.0007in solid #000000"/>
    </style:style>
    <style:style style:name="AnExampleOfScenario.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text-properties fo:font-style="italic" style:font-style-asian="italic" style:font-style-complex="italic"/>
    </style:style>
    <style:style style:name="P3" style:family="paragraph" style:parent-style-name="Text_20_body">
      <style:paragraph-properties fo:text-align="start" style:justify-single-word="false" fo:keep-together="always"/>
    </style:style>
    <style:style style:name="P4" style:family="paragraph" style:parent-style-name="Text_20_body">
      <style:paragraph-properties fo:keep-together="always"/>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000000"/>
    </style:style>
    <style:style style:name="P7" style:family="paragraph" style:parent-style-name="Standard">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keep-together="always" fo:keep-with-next="always"/>
    </style:style>
    <style:style style:name="P11" style:family="paragraph" style:parent-style-name="Standard">
      <style:paragraph-properties fo:keep-together="always" fo:keep-with-next="always"/>
      <style:text-properties style:font-name="Courier New" fo:font-size="8pt" style:font-size-asian="8pt" style:font-size-complex="8pt"/>
    </style:style>
    <style:style style:name="P12" style:family="paragraph" style:parent-style-name="Standard">
      <style:paragraph-properties fo:keep-together="always" fo:keep-with-next="always"/>
      <style:text-properties style:font-name="Monospace" fo:font-size="10pt" style:font-name-asian="Monospace" style:font-size-asian="10pt" style:font-name-complex="Monospace" style:font-size-complex="10pt"/>
    </style:style>
    <style:style style:name="P13" style:family="paragraph" style:parent-style-name="Standard">
      <style:paragraph-properties fo:keep-together="always" fo:keep-with-next="always"/>
      <style:text-properties fo:color="#000000" style:font-name="Monospace" fo:font-size="10pt" style:font-name-asian="Monospace" style:font-size-asian="10pt" style:font-name-complex="Monospace" style:font-size-complex="10pt"/>
    </style:style>
    <style:style style:name="P14" style:family="paragraph" style:parent-style-name="Text_20_body">
      <style:paragraph-properties fo:keep-together="always" fo:keep-with-next="always"/>
    </style:style>
    <style:style style:name="P15" style:family="paragraph" style:parent-style-name="Text_20_body">
      <style:paragraph-properties fo:keep-together="always" fo:keep-with-next="always"/>
      <style:text-properties style:font-name="Courier New" fo:font-size="8pt" style:font-size-asian="8pt" style:font-size-complex="8pt"/>
    </style:style>
    <style:style style:name="P16" style:family="paragraph" style:parent-style-name="Text_20_body">
      <style:paragraph-properties fo:keep-together="always" fo:keep-with-next="always"/>
      <style:text-properties style:font-name="Courier New" fo:font-size="10pt" style:font-size-asian="10pt" style:font-size-complex="10pt"/>
    </style:style>
    <style:style style:name="P17" style:family="paragraph" style:parent-style-name="Text_20_body">
      <style:paragraph-properties fo:keep-together="always" fo:keep-with-next="always"/>
      <style:text-properties style:font-name="Monospace" fo:font-size="10pt" style:font-name-asian="Monospace" style:font-size-asian="10pt" style:font-name-complex="Monospace" style:font-size-complex="10pt"/>
    </style:style>
    <style:style style:name="P18" style:family="paragraph" style:parent-style-name="Standard" style:master-page-name="">
      <style:paragraph-properties fo:keep-together="always" style:page-number="auto" fo:keep-with-next="always"/>
    </style:style>
    <style:style style:name="P19" style:family="paragraph" style:parent-style-name="Standard" style:master-page-name="">
      <style:paragraph-properties fo:keep-together="always" style:page-number="auto" fo:keep-with-next="always"/>
      <style:text-properties style:font-name="Courier New" fo:font-size="8pt" style:font-size-asian="8pt" style:font-size-complex="8pt"/>
    </style:style>
    <style:style style:name="P20" style:family="paragraph" style:parent-style-name="Standard" style:master-page-name="">
      <style:paragraph-properties fo:keep-together="always" style:page-number="auto" fo:keep-with-next="always"/>
      <style:text-properties style:font-name="Monospace" fo:font-size="10pt" style:font-name-asian="Monospace" style:font-size-asian="10pt" style:font-name-complex="Monospace" style:font-size-complex="10pt"/>
    </style:style>
    <style:style style:name="P21" style:family="paragraph" style:parent-style-name="Text_20_body" style:master-page-name="">
      <style:paragraph-properties fo:keep-together="always" style:page-number="auto" fo:keep-with-next="always"/>
    </style:style>
    <style:style style:name="P22" style:family="paragraph" style:parent-style-name="Text_20_body" style:master-page-name="">
      <style:paragraph-properties style:page-number="auto"/>
    </style:style>
    <style:style style:name="P23" style:family="paragraph" style:parent-style-name="Text_20_body" style:master-page-name="">
      <style:paragraph-properties fo:keep-together="always" style:page-number="auto"/>
    </style:style>
    <style:style style:name="P24" style:family="paragraph" style:parent-style-name="Text_20_body" style:master-page-name="">
      <style:paragraph-properties fo:text-align="start" style:justify-single-word="false" fo:keep-together="always" style:page-number="auto"/>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Standard">
      <style:paragraph-properties fo:margin-left="0in" fo:margin-right="0in" fo:text-align="start" style:justify-single-word="false" fo:keep-together="always" fo:text-indent="0in" style:auto-text-indent="false" fo:keep-with-next="always" style:text-autospace="none"/>
      <style:text-properties style:font-name="Monospace" fo:font-size="10pt" style:font-name-asian="Monospace" style:font-size-asian="10pt" style:font-name-complex="Monospace" style:font-size-complex="10pt"/>
    </style:style>
    <style:style style:name="P29" style:family="paragraph" style:parent-style-name="Standard">
      <style:paragraph-properties fo:margin-left="0in" fo:margin-right="0in" fo:text-align="start" style:justify-single-word="false" fo:keep-together="always" fo:text-indent="0in" style:auto-text-indent="false" fo:keep-with-next="always"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keep-together="always" fo:text-indent="0in" style:auto-text-indent="false" fo:keep-with-next="always" style:text-autospace="none"/>
    </style:style>
    <style:style style:name="P31" style:family="paragraph" style:parent-style-name="Text_20_body">
      <style:paragraph-properties fo:margin-left="0in" fo:margin-right="0in" fo:text-align="start" style:justify-single-word="false" fo:keep-together="always" fo:text-indent="0in" style:auto-text-indent="false" fo:keep-with-next="always" style:text-autospace="none"/>
      <style:text-properties style:font-name="Monospace" fo:font-size="10pt" style:font-name-asian="Monospace" style:font-size-asian="10pt" style:font-name-complex="Monospace" style:font-size-complex="10pt"/>
    </style:style>
    <style:style style:name="P32" style:family="paragraph" style:parent-style-name="Text_20_body">
      <style:paragraph-properties fo:margin-left="0in" fo:margin-right="0in" fo:text-align="start" style:justify-single-word="false" fo:keep-together="always" fo:text-indent="0in" style:auto-text-indent="false" fo:keep-with-next="always" style:text-autospace="none"/>
      <style:text-properties fo:color="#000000" style:font-name="Monospace" fo:font-size="10pt" style:font-name-asian="Monospace" style:font-size-asian="10pt" style:font-name-complex="Monospace" style:font-size-complex="10pt"/>
    </style:style>
    <style:style style:name="P33" style:family="paragraph" style:parent-style-name="Standard" style:master-page-name="">
      <style:paragraph-properties fo:margin-left="0in" fo:margin-right="0in" fo:text-align="start" style:justify-single-word="false" fo:keep-together="always" fo:text-indent="0in" style:auto-text-indent="false" style:page-number="auto" fo:keep-with-next="always" style:text-autospace="none"/>
      <style:text-properties style:font-name="Monospace" fo:font-size="10pt" style:font-name-asian="Monospace" style:font-size-asian="10pt" style:font-name-complex="Monospace" style:font-size-complex="10pt"/>
    </style:style>
    <style:style style:name="P34" style:family="paragraph" style:parent-style-name="Table_20_Contents">
      <style:text-properties style:font-name="Courier New"/>
    </style:style>
    <style:style style:name="P35" style:family="paragraph" style:parent-style-name="Table_20_Contents">
      <style:paragraph-properties fo:text-align="center" style:justify-single-word="false"/>
    </style:style>
    <style:style style:name="P36" style:family="paragraph" style:parent-style-name="Standard" style:list-style-name="L28">
      <style:text-properties style:font-name="Monospace" fo:font-size="10pt" style:font-name-asian="Monospace" style:font-size-asian="10pt" style:font-name-complex="Monospace" style:font-size-complex="10pt"/>
    </style:style>
    <style:style style:name="P37" style:family="paragraph" style:parent-style-name="Standard" style:list-style-name="L28">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list-style-name="L28">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9" style:family="paragraph" style:parent-style-name="Standard" style:list-style-name="L29"/>
    <style:style style:name="P40" style:family="paragraph" style:parent-style-name="Standard" style:list-style-name="L4">
      <style:paragraph-properties fo:keep-together="always" fo:keep-with-next="always"/>
      <style:text-properties style:font-name="Monospace" fo:font-size="10pt" style:font-name-asian="Monospace" style:font-size-asian="10pt" style:font-name-complex="Monospace" style:font-size-complex="10pt"/>
    </style:style>
    <style:style style:name="P41" style:family="paragraph" style:parent-style-name="Standard" style:list-style-name="L17">
      <style:paragraph-properties fo:keep-together="always" fo:keep-with-next="always"/>
      <style:text-properties style:font-name="Monospace" fo:font-size="10pt" style:font-name-asian="Monospace" style:font-size-asian="10pt" style:font-name-complex="Monospace" style:font-size-complex="10pt"/>
    </style:style>
    <style:style style:name="P42" style:family="paragraph" style:parent-style-name="Standard" style:list-style-name="L23">
      <style:paragraph-properties fo:keep-together="always" fo:keep-with-next="always"/>
      <style:text-properties style:font-name="Monospace" fo:font-size="10pt" style:font-name-asian="Monospace" style:font-size-asian="10pt" style:font-name-complex="Monospace" style:font-size-complex="10pt"/>
    </style:style>
    <style:style style:name="P43" style:family="paragraph" style:parent-style-name="Standard" style:list-style-name="L25">
      <style:paragraph-properties fo:keep-together="always" fo:keep-with-next="always"/>
      <style:text-properties style:font-name="Monospace" fo:font-size="10pt" style:font-name-asian="Monospace" style:font-size-asian="10pt" style:font-name-complex="Monospace" style:font-size-complex="10pt"/>
    </style:style>
    <style:style style:name="P44" style:family="paragraph" style:parent-style-name="Standard" style:list-style-name="L26">
      <style:paragraph-properties fo:keep-together="always" fo:keep-with-next="always"/>
      <style:text-properties style:font-name="Monospace" fo:font-size="10pt" style:font-name-asian="Monospace" style:font-size-asian="10pt" style:font-name-complex="Monospace" style:font-size-complex="10pt"/>
    </style:style>
    <style:style style:name="P45" style:family="paragraph" style:parent-style-name="Standard" style:list-style-name="L4">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46" style:family="paragraph" style:parent-style-name="Standard" style:list-style-name="L7">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47" style:family="paragraph" style:parent-style-name="Standard" style:list-style-name="L8">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48" style:family="paragraph" style:parent-style-name="Standard" style:list-style-name="L17">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49" style:family="paragraph" style:parent-style-name="Standard" style:list-style-name="L19">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50" style:family="paragraph" style:parent-style-name="Standard" style:list-style-name="L21">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51" style:family="paragraph" style:parent-style-name="Standard" style:list-style-name="L23">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52" style:family="paragraph" style:parent-style-name="Standard" style:list-style-name="L25">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53" style:family="paragraph" style:parent-style-name="Standard" style:list-style-name="L26">
      <style:paragraph-properties fo:text-align="start" style:justify-single-word="false" fo:keep-together="always" fo:keep-with-next="always" style:text-autospace="none"/>
      <style:text-properties style:font-name="Monospace" fo:font-size="10pt" style:font-name-asian="Monospace" style:font-size-asian="10pt" style:font-name-complex="Monospace" style:font-size-complex="10pt"/>
    </style:style>
    <style:style style:name="P54" style:family="paragraph" style:parent-style-name="Standard" style:list-style-name="L4">
      <style:paragraph-properties fo:text-align="start" style:justify-single-word="false" fo:keep-together="always" fo:keep-with-next="always" style:text-autospace="none"/>
    </style:style>
    <style:style style:name="P55" style:family="paragraph" style:parent-style-name="Standard" style:list-style-name="L4">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56" style:family="paragraph" style:parent-style-name="Standard" style:list-style-name="L7">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57" style:family="paragraph" style:parent-style-name="Standard" style:list-style-name="L8">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58" style:family="paragraph" style:parent-style-name="Standard" style:list-style-name="L17">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59" style:family="paragraph" style:parent-style-name="Standard" style:list-style-name="L19">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60" style:family="paragraph" style:parent-style-name="Standard" style:list-style-name="L21">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61" style:family="paragraph" style:parent-style-name="Standard" style:list-style-name="L23">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62" style:family="paragraph" style:parent-style-name="Standard" style:list-style-name="L25">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63" style:family="paragraph" style:parent-style-name="Standard" style:list-style-name="L26">
      <style:paragraph-properties fo:text-align="start" style:justify-single-word="false" fo:keep-together="always" fo:keep-with-next="always" style:text-autospace="none"/>
      <style:text-properties fo:color="#000000" style:font-name="Monospace" fo:font-size="10pt" style:font-name-asian="Monospace" style:font-size-asian="10pt" style:font-name-complex="Monospace" style:font-size-complex="10pt"/>
    </style:style>
    <style:style style:name="P64" style:family="paragraph" style:parent-style-name="Standard" style:list-style-name="L7">
      <style:paragraph-properties fo:keep-together="always" fo:keep-with-next="always"/>
      <style:text-properties fo:color="#000000" style:font-name="Monospace" fo:font-size="10pt" style:font-name-asian="Monospace" style:font-size-asian="10pt" style:font-name-complex="Monospace" style:font-size-complex="10pt"/>
    </style:style>
    <style:style style:name="P65" style:family="paragraph" style:parent-style-name="Standard" style:list-style-name="L8">
      <style:paragraph-properties fo:keep-together="always" fo:keep-with-next="always"/>
      <style:text-properties fo:color="#000000" style:font-name="Monospace" fo:font-size="10pt" style:font-name-asian="Monospace" style:font-size-asian="10pt" style:font-name-complex="Monospace" style:font-size-complex="10pt"/>
    </style:style>
    <style:style style:name="P66" style:family="paragraph" style:parent-style-name="Standard" style:list-style-name="L5">
      <style:paragraph-properties fo:keep-together="always" fo:keep-with-next="always"/>
    </style:style>
    <style:style style:name="P67" style:family="paragraph" style:parent-style-name="Standard" style:list-style-name="L6">
      <style:paragraph-properties fo:keep-together="always" fo:keep-with-next="always"/>
    </style:style>
    <style:style style:name="P68" style:family="paragraph" style:parent-style-name="Standard" style:list-style-name="L21">
      <style:paragraph-properties fo:text-align="start" style:justify-single-word="false" fo:keep-together="always" fo:keep-with-next="always" style:text-autospace="none"/>
      <style:text-properties fo:color="#3f5fbf" style:font-name="Monospace" fo:font-size="10pt" style:font-name-asian="Monospace" style:font-size-asian="10pt" style:font-name-complex="Monospace" style:font-size-complex="10pt"/>
    </style:style>
    <style:style style:name="P69" style:family="paragraph" style:parent-style-name="Standard" style:list-style-name="L26">
      <style:paragraph-properties fo:text-align="start" style:justify-single-word="false" fo:keep-together="always" fo:keep-with-next="always" style:text-autospace="none"/>
      <style:text-properties fo:color="#3f5fbf" style:font-name="Monospace" fo:font-size="10pt" style:font-name-asian="Monospace" style:font-size-asian="10pt" style:font-name-complex="Monospace" style:font-size-complex="10pt"/>
    </style:style>
    <style:style style:name="P70" style:family="paragraph" style:parent-style-name="Standard" style:list-style-name="L17" style:master-page-name="">
      <style:paragraph-properties fo:keep-together="always" style:page-number="auto" fo:keep-with-next="always"/>
      <style:text-properties style:font-name="Monospace" fo:font-size="10pt" style:font-name-asian="Monospace" style:font-size-asian="10pt" style:font-name-complex="Monospace" style:font-size-complex="10pt"/>
    </style:style>
    <style:style style:name="P71" style:family="paragraph" style:parent-style-name="Text_20_body" style:list-style-name="L1">
      <style:paragraph-properties fo:keep-together="always"/>
    </style:style>
    <style:style style:name="P72" style:family="paragraph" style:parent-style-name="Text_20_body" style:list-style-name="L27"/>
    <style:style style:name="P73" style:family="paragraph" style:parent-style-name="Text_20_body" style:list-style-name="L2">
      <style:paragraph-properties fo:keep-together="always" fo:keep-with-next="always"/>
    </style:style>
    <style:style style:name="P74" style:family="paragraph" style:parent-style-name="Text_20_body" style:list-style-name="L9">
      <style:paragraph-properties fo:keep-together="always" fo:keep-with-next="always"/>
    </style:style>
    <style:style style:name="P75" style:family="paragraph" style:parent-style-name="Text_20_body" style:list-style-name="L10">
      <style:paragraph-properties fo:keep-together="always" fo:keep-with-next="always"/>
    </style:style>
    <style:style style:name="P76" style:family="paragraph" style:parent-style-name="Text_20_body" style:list-style-name="L11">
      <style:paragraph-properties fo:keep-together="always" fo:keep-with-next="always"/>
    </style:style>
    <style:style style:name="P77" style:family="paragraph" style:parent-style-name="Text_20_body" style:list-style-name="L12">
      <style:paragraph-properties fo:keep-together="always" fo:keep-with-next="always"/>
    </style:style>
    <style:style style:name="P78" style:family="paragraph" style:parent-style-name="Text_20_body" style:list-style-name="L13">
      <style:paragraph-properties fo:keep-together="always" fo:keep-with-next="always"/>
    </style:style>
    <style:style style:name="P79" style:family="paragraph" style:parent-style-name="Text_20_body" style:list-style-name="L14">
      <style:paragraph-properties fo:keep-together="always" fo:keep-with-next="always"/>
    </style:style>
    <style:style style:name="P80" style:family="paragraph" style:parent-style-name="Text_20_body" style:list-style-name="L15">
      <style:paragraph-properties fo:keep-together="always" fo:keep-with-next="always"/>
    </style:style>
    <style:style style:name="P81" style:family="paragraph" style:parent-style-name="Text_20_body" style:list-style-name="L16">
      <style:paragraph-properties fo:keep-together="always" fo:keep-with-next="always"/>
    </style:style>
    <style:style style:name="P82" style:family="paragraph" style:parent-style-name="Text_20_body" style:list-style-name="L17">
      <style:paragraph-properties fo:keep-together="always" fo:keep-with-next="always"/>
    </style:style>
    <style:style style:name="P83" style:family="paragraph" style:parent-style-name="Text_20_body" style:list-style-name="L18">
      <style:paragraph-properties fo:keep-together="always" fo:keep-with-next="always"/>
    </style:style>
    <style:style style:name="P84" style:family="paragraph" style:parent-style-name="Text_20_body" style:list-style-name="L20">
      <style:paragraph-properties fo:keep-together="always" fo:keep-with-next="always"/>
    </style:style>
    <style:style style:name="P85" style:family="paragraph" style:parent-style-name="Text_20_body" style:list-style-name="L22">
      <style:paragraph-properties fo:keep-together="always" fo:keep-with-next="always"/>
    </style:style>
    <style:style style:name="P86" style:family="paragraph" style:parent-style-name="Text_20_body" style:list-style-name="L24">
      <style:paragraph-properties fo:keep-together="always" fo:keep-with-next="always"/>
    </style:style>
    <style:style style:name="P87" style:family="paragraph" style:parent-style-name="Text_20_body" style:list-style-name="L3">
      <style:paragraph-properties fo:keep-together="always" fo:keep-with-next="always"/>
      <style:text-properties style:font-name="Monospace" fo:font-size="10pt" style:font-name-asian="Monospace" style:font-size-asian="10pt" style:font-name-complex="Monospace" style:font-size-complex="10pt"/>
    </style:style>
    <style:style style:name="P88" style:family="paragraph" style:parent-style-name="Text_20_body" style:list-style-name="L3">
      <style:paragraph-properties fo:keep-together="always" fo:keep-with-next="always"/>
      <style:text-properties fo:color="#000000" style:font-name="Monospace" fo:font-size="10pt" style:font-name-asian="Monospace" style:font-size-asian="10pt" style:font-name-complex="Monospace"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7f0055" fo:font-weight="bold" style:font-weight-asian="bold" style:font-weight-complex="bold"/>
    </style:style>
    <style:style style:name="T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7f0055" style:text-underline-style="none" fo:font-weight="bold" style:font-weight-asian="bold" style:font-weight-complex="bold"/>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fo:font-weight="bold" style:font-weight-asian="bold" style:font-weight-complex="bold"/>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1" style:family="text">
      <style:text-properties fo:color="#000000" style:text-underline-style="none"/>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0000c0" style:font-name="Monospace" fo:font-size="10pt" style:font-name-asian="Monospace" style:font-size-asian="10pt" style:font-name-complex="Monospace" style:font-size-complex="10pt"/>
    </style:style>
    <style:style style:name="T15" style:family="text">
      <style:text-properties style:font-name="Courier New"/>
    </style:style>
    <style:style style:name="T16" style:family="text">
      <style:text-properties style:font-name="Courier New" fo:font-style="italic" style:font-style-asian="italic" style:font-style-complex="italic"/>
    </style:style>
    <style:style style:name="T17" style:family="text">
      <style:text-properties fo:color="#646464"/>
    </style:style>
    <style:style style:name="T18" style:family="text">
      <style:text-properties fo:color="#2a00ff"/>
    </style:style>
    <style:style style:name="T19" style:family="text">
      <style:text-properties fo:color="#2a00ff" style:font-name="Monospace" fo:font-size="10pt" style:font-name-asian="Monospace" style:font-size-asian="10pt" style:font-name-complex="Monospace" style:font-size-complex="10pt"/>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3f7f5f"/>
    </style:style>
    <style:style style:name="T23" style:family="text">
      <style:text-properties fo:color="#3f7f5f" style:text-underline-style="none"/>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font-name="Courier new"/>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8339in" fo:text-indent="-0.25in" fo:margin-left="0.83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39in" fo:text-indent="-0.25in" fo:margin-left="1.0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39in" fo:text-indent="-0.25in" fo:margin-left="1.33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39in" fo:text-indent="-0.25in" fo:margin-left="1.5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39in" fo:text-indent="-0.25in" fo:margin-left="1.8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39in" fo:text-indent="-0.25in" fo:margin-left="2.0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39in" fo:text-indent="-0.25in" fo:margin-left="2.33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39in" fo:text-indent="-0.25in" fo:margin-left="2.5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39in" fo:text-indent="-0.25in" fo:margin-left="2.83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39in" fo:text-indent="-0.25in" fo:margin-left="3.0839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rst steps to Lmock</text:h>
      <text:h text:style-name="Heading_20_2" text:outline-level="2">Summary</text:h>
      <text:p text:style-name="P23">In this tutorial, we assume that you are already familiar with mocking techniques. If not, you can get many interesting information by reading:</text:p>
      <text:list xml:id="list1313771778" text:style-name="L1">
        <text:list-item>
          <text:p text:style-name="P71">The wikipedia page describing mocks: <text:a xlink:type="simple" xlink:href="http://en.wikipedia.org/wiki/Mock_object">http://en.wikipedia.org/wiki/Mock_object</text:a></text:p>
        </text:list-item>
        <text:list-item>
          <text:p text:style-name="P71">Martin Fowler's article about mocks: <text:a xlink:type="simple" xlink:href="http://martinfowler.com/articles/mocksArentStubs.html">http://martinfowler.com/articles/mocksArentStubs.html</text:a></text:p>
        </text:list-item>
      </text:list>
      <text:p text:style-name="P4"/>
      <text:p text:style-name="P24">Since Lmock gets its inspiration from the most popular mocking frameworks, you may also be interested in looking at Jmock (<text:a xlink:type="simple" xlink:href="http://www.jmock.org/">http://www.jmock.org</text:a>), EasyMock (<text:a xlink:type="simple" xlink:href="http://easymock.org/">http://easymock.org/</text:a>) and Mockito (<text:a xlink:type="simple" xlink:href="http://code.google.com/p/mockito/">http://code.google.com/p/mockito/</text:a>).</text:p>
      <text:p text:style-name="P3"/>
      <text:p text:style-name="P2">Caution: In this tutorial, the examples are written with JUnit4. Lmock is fully compatible with Android, thus JUnit3 too.</text:p>
      <text:h text:style-name="Heading_20_2" text:outline-level="2">The basic concepts of Lmock</text:h>
      <text:p text:style-name="Text_20_body">Lmock relies on the following paradigm to design your tests: “a test tells a <text:span text:style-name="T1">story</text:span> that must comply with a <text:span text:style-name="T1">scenario</text:span> defined as a series of <text:span text:style-name="T1">expectations</text:span> using <text:span text:style-name="T1">mocks</text:span>”.</text:p>
      <text:p text:style-name="P21">In other words, a test requires:</text:p>
      <text:list xml:id="list2135098534" text:style-name="L2">
        <text:list-item>
          <text:p text:style-name="P73">Mocks for the different interfaces you need to fake</text:p>
        </text:list-item>
        <text:list-item>
          <text:p text:style-name="P73">A scenario, by creating expectations</text:p>
        </text:list-item>
        <text:list-item>
          <text:p text:style-name="P73">The test contents, representing the story</text:p>
        </text:list-item>
      </text:list>
      <text:p text:style-name="Text_20_body">If ever the story is incoherent with the scenario, Lmock raises an exception at runtime.</text:p>
      <text:p text:style-name="P14">The mocks are created by the <text:span text:style-name="T2">Mock factory</text:span>, as illustrated below:</text:p>
      <text:list xml:id="list1434236187" text:style-name="L3">
        <text:list-item>
          <text:p text:style-name="P87"><text:span text:style-name="T3">import</text:span><text:span text:style-name="T6"> com.vmware.lmock.impl.Mock;</text:span></text:p>
        </text:list-item>
        <text:list-item>
          <text:p text:style-name="P88">public class SimpleMockExample {</text:p>
        </text:list-item>
        <text:list-item>
          <text:p text:style-name="P87"><text:span text:style-name="T6"><text:tab/></text:span><text:span text:style-name="T17">@SuppressWarnings</text:span><text:span text:style-name="T6">(</text:span><text:span text:style-name="T18">"unchecked"</text:span><text:span text:style-name="T6">)</text:span></text:p>
        </text:list-item>
        <text:list-item>
          <text:p text:style-name="P87"><text:span text:style-name="T8"><text:tab/></text:span><text:span text:style-name="T3">private</text:span><text:span text:style-name="T6"> </text:span><text:span text:style-name="T3">final</text:span><text:span text:style-name="T6"> List&lt;String&gt; </text:span><text:span text:style-name="T12">stringList</text:span><text:span text:style-name="T6"> = Mock.</text:span><text:span text:style-name="T7">getObject</text:span><text:span text:style-name="T6">(List.</text:span><text:span text:style-name="T3">class</text:span><text:span text:style-name="T6">);</text:span></text:p>
        </text:list-item>
        <text:list-item>
          <text:p text:style-name="P88"><text:tab/>...</text:p>
        </text:list-item>
        <text:list-item>
          <text:p text:style-name="P88">}</text:p>
        </text:list-item>
      </text:list>
      <text:p text:style-name="P14"/>
      <text:p text:style-name="Text_20_body">This example creates a mock called <text:span text:style-name="T15">stringList</text:span>, faking an object implementing the standard Java interface <text:span text:style-name="T15">List</text:span>.</text:p>
      <text:p text:style-name="Text_20_body">Remember that mocks always apply on interfaces, not classes. If you try to mock a class, you'll end up with a runtime exception!</text:p>
      <text:p text:style-name="Text_20_body"/>
      <text:p text:style-name="P21"><text:soft-page-break/>The next example shows a trivial case implying scenarios and stories:</text:p>
      <text:list xml:id="list1367300406" text:style-name="L4">
        <text:list-item>
          <text:p text:style-name="P40"><text:span text:style-name="T3">import</text:span><text:span text:style-name="T6"> com.vmware.lmock.impl.Mock;</text:span></text:p>
        </text:list-item>
        <text:list-item>
          <text:p text:style-name="P45"><text:span text:style-name="T3">import</text:span><text:span text:style-name="T6"> com.vmware.lmock.impl.Scenario;</text:span></text:p>
        </text:list-item>
        <text:list-item>
          <text:p text:style-name="P54"><text:span text:style-name="T4">import</text:span><text:span text:style-name="T9"> com.vmware.lmock.impl.Story;</text:span></text:p>
        </text:list-item>
        <text:list-item>
          <text:p text:style-name="P55">import static com.vmware.lmock.checker.Occurrences.*;</text:p>
        </text:list-item>
        <text:list-item>
          <text:p text:style-name="P54"/>
        </text:list-item>
        <text:list-item>
          <text:p text:style-name="P40"><text:span text:style-name="T3">public</text:span><text:span text:style-name="T6"> </text:span><text:span text:style-name="T3">class</text:span><text:span text:style-name="T6"> SimpleMockExample {</text:span></text:p>
        </text:list-item>
        <text:list-item>
          <text:p text:style-name="P45"><text:span text:style-name="T6"><text:s text:c="4"/></text:span><text:span text:style-name="T17">@SuppressWarnings</text:span><text:span text:style-name="T6">(</text:span><text:span text:style-name="T18">"unchecked"</text:span><text:span text:style-name="T6">)</text:span></text:p>
        </text:list-item>
        <text:list-item>
          <text:p text:style-name="P45"><text:span text:style-name="T6"><text:s text:c="4"/></text:span><text:span text:style-name="T3">private</text:span><text:span text:style-name="T6"> </text:span><text:span text:style-name="T3">final</text:span><text:span text:style-name="T6"> List&lt;String&gt; </text:span><text:span text:style-name="T12">stringList</text:span><text:span text:style-name="T6"> = Mock.</text:span><text:span text:style-name="T7">getObject</text:span><text:span text:style-name="T6">(List.</text:span><text:span text:style-name="T3">class</text:span><text:span text:style-name="T6">);</text:span></text:p>
        </text:list-item>
        <text:list-item>
          <text:p text:style-name="P45"/>
        </text:list-item>
        <text:list-item>
          <text:p text:style-name="P45"><text:span text:style-name="T6"><text:s text:c="4"/>Scenario </text:span><text:span text:style-name="T12">scenario</text:span><text:span text:style-name="T6"> = </text:span><text:span text:style-name="T3">new</text:span><text:span text:style-name="T6"> Scenario() {</text:span></text:p>
        </text:list-item>
        <text:list-item>
          <text:p text:style-name="P55"><text:s text:c="8"/>{</text:p>
        </text:list-item>
        <text:list-item>
          <text:p text:style-name="P45"><text:span text:style-name="T6"><text:s text:c="12"/>expect(</text:span><text:span text:style-name="T12">stringList</text:span><text:span text:style-name="T6">).get(0);</text:span></text:p>
        </text:list-item>
        <text:list-item>
          <text:p text:style-name="P45"><text:span text:style-name="T6"><text:s text:c="12"/>willReturn(</text:span><text:span text:style-name="T3">null</text:span><text:span text:style-name="T6">).occurs(exactly(1));</text:span></text:p>
        </text:list-item>
        <text:list-item>
          <text:p text:style-name="P45"><text:span text:style-name="T6"><text:s text:c="12"/>expect(</text:span><text:span text:style-name="T12">stringList</text:span><text:span text:style-name="T6">).add(</text:span><text:span text:style-name="T18">"hello"</text:span><text:span text:style-name="T6">);</text:span></text:p>
        </text:list-item>
        <text:list-item>
          <text:p text:style-name="P55"><text:s text:c="12"/>occurs(exactly(1));</text:p>
        </text:list-item>
        <text:list-item>
          <text:p text:style-name="P55"><text:s text:c="8"/>}</text:p>
        </text:list-item>
        <text:list-item>
          <text:p text:style-name="P55"><text:s text:c="4"/>};</text:p>
        </text:list-item>
        <text:list-item>
          <text:p text:style-name="P45"/>
        </text:list-item>
        <text:list-item>
          <text:p text:style-name="P45"><text:span text:style-name="T6"><text:s text:c="4"/></text:span><text:span text:style-name="T17">@Test</text:span></text:p>
        </text:list-item>
        <text:list-item>
          <text:p text:style-name="P45"><text:span text:style-name="T6"><text:s text:c="4"/></text:span><text:span text:style-name="T3">public</text:span><text:span text:style-name="T6"> </text:span><text:span text:style-name="T3">void</text:span><text:span text:style-name="T6"> testWillPass() {</text:span></text:p>
        </text:list-item>
        <text:list-item>
          <text:p text:style-name="P45"><text:span text:style-name="T6"><text:s text:c="8"/>Story story = Story.</text:span><text:span text:style-name="T7">create</text:span><text:span text:style-name="T6">(</text:span><text:span text:style-name="T12">scenario</text:span><text:span text:style-name="T6">);</text:span></text:p>
        </text:list-item>
        <text:list-item>
          <text:p text:style-name="P55"><text:s text:c="8"/>story.begin();</text:p>
        </text:list-item>
        <text:list-item>
          <text:p text:style-name="P45"><text:span text:style-name="T6"><text:s text:c="8"/></text:span><text:span text:style-name="T3">if</text:span><text:span text:style-name="T6"> (</text:span><text:span text:style-name="T12">stringList</text:span><text:span text:style-name="T6">.get(0) == </text:span><text:span text:style-name="T3">null</text:span><text:span text:style-name="T6">) {</text:span></text:p>
        </text:list-item>
        <text:list-item>
          <text:p text:style-name="P45"><text:span text:style-name="T6"><text:s text:c="12"/></text:span><text:span text:style-name="T12">stringList</text:span><text:span text:style-name="T6">.add(</text:span><text:span text:style-name="T18">"hello"</text:span><text:span text:style-name="T6">);</text:span></text:p>
        </text:list-item>
        <text:list-item>
          <text:p text:style-name="P55"><text:s text:c="8"/>}</text:p>
        </text:list-item>
        <text:list-item>
          <text:p text:style-name="P55"><text:s text:c="8"/>story.end();</text:p>
        </text:list-item>
        <text:list-item>
          <text:p text:style-name="P55"><text:s text:c="4"/>}</text:p>
        </text:list-item>
        <text:list-item>
          <text:p text:style-name="P45"/>
        </text:list-item>
        <text:list-item>
          <text:p text:style-name="P45"><text:span text:style-name="T6"><text:s text:c="4"/></text:span><text:span text:style-name="T17">@Test</text:span></text:p>
        </text:list-item>
        <text:list-item>
          <text:p text:style-name="P45"><text:span text:style-name="T6"><text:s text:c="4"/></text:span><text:span text:style-name="T3">public</text:span><text:span text:style-name="T6"> </text:span><text:span text:style-name="T3">void</text:span><text:span text:style-name="T6"> testWillFail() {</text:span></text:p>
        </text:list-item>
        <text:list-item>
          <text:p text:style-name="P45"><text:span text:style-name="T6"><text:s text:c="8"/>Story story = Story.</text:span><text:span text:style-name="T7">create</text:span><text:span text:style-name="T6">(</text:span><text:span text:style-name="T12">scenario</text:span><text:span text:style-name="T6">);</text:span></text:p>
        </text:list-item>
        <text:list-item>
          <text:p text:style-name="P55"><text:s text:c="8"/>story.begin();</text:p>
        </text:list-item>
        <text:list-item>
          <text:p text:style-name="P45"><text:span text:style-name="T6"><text:s text:c="8"/></text:span><text:span text:style-name="T12">stringList</text:span><text:span text:style-name="T6">.add(</text:span><text:span text:style-name="T18">"hello"</text:span><text:span text:style-name="T6">);</text:span></text:p>
        </text:list-item>
        <text:list-item>
          <text:p text:style-name="P55"><text:s text:c="8"/>story.end();</text:p>
        </text:list-item>
        <text:list-item>
          <text:p text:style-name="P55"><text:s text:c="4"/>}</text:p>
        </text:list-item>
        <text:list-item>
          <text:p text:style-name="P55">}</text:p>
        </text:list-item>
        <text:list-item>
          <text:p text:style-name="P55"/>
        </text:list-item>
      </text:list>
      <text:p text:style-name="Standard"/>
      <text:p text:style-name="P18">The line 10 defines a scenario that will be shared by several tests:</text:p>
      <text:list xml:id="list2010957777" text:style-name="L5">
        <text:list-item>
          <text:p text:style-name="P66">Line 12, 13: we expect that the user tries to get the very first element of the list (<text:span text:style-name="T15">expect(stringList).get(0)</text:span>) </text:p>
          <text:list>
            <text:list-item>
              <text:p text:style-name="P66">as a result, he will get a null element (<text:span text:style-name="T15">willReturn(null)</text:span>)</text:p>
            </text:list-item>
            <text:list-item>
              <text:p text:style-name="P66">this operation must occur exactly 1 time (<text:span text:style-name="T15">occurs(exactly(1))</text:span>).</text:p>
            </text:list-item>
          </text:list>
        </text:list-item>
        <text:list-item>
          <text:p text:style-name="P66">Line 14, 15: we expect that the user adds a string into the list. This operation must occur exactly one time.</text:p>
        </text:list-item>
      </text:list>
      <text:p text:style-name="Standard"/>
      <text:p text:style-name="Standard">The first test (<text:span text:style-name="T15">testWillPass</text:span>) runs a story complying with the scenario.</text:p>
      <text:p text:style-name="Standard"/>
      <text:p text:style-name="P18"><text:soft-page-break/>This story is:</text:p>
      <text:list xml:id="list123194069" text:style-name="L6">
        <text:list-item>
          <text:p text:style-name="P67">Created and associated to the scenario, using the factory method <text:span text:style-name="T15">Story.create</text:span></text:p>
        </text:list-item>
        <text:list-item>
          <text:p text:style-name="P67">Surrounded by a start point (<text:span text:style-name="T15">story.begin()</text:span>) and an end-point (<text:span text:style-name="T15">story.end()</text:span>)</text:p>
        </text:list-item>
      </text:list>
      <text:p text:style-name="P10"/>
      <text:p text:style-name="Standard">Naturally, stories may begin but never end, for example because an exception occurs or an assertion fails. In fact, the goal of the <text:span text:style-name="T15">end</text:span> method is to verify that when the story finishes, the scenario is actually completed (this is the equivalent of <text:span text:style-name="T15">assertIsSatisfied</text:span> in Jmock).</text:p>
      <text:p text:style-name="Standard"/>
      <text:p text:style-name="Standard">The second test (<text:span text:style-name="T15">testWillFail</text:span>) fails, because the user does not call <text:span text:style-name="T15">stringList.get(0)</text:span>, while it was expected to occur exactly 1 time. As a result, a runtime exception is raised, providing information about the progress of Lmock regarding the scenario:</text:p>
      <text:p text:style-name="Standard"/>
      <text:p text:style-name="P19">com.vmware.lmock.exception.UnsatisfiedOccurrenceError: expectation error:</text:p>
      <text:p text:style-name="P11">expectation 'interface java.util.List.get(Integer=0):returns(null)/[1..1]' was not fully satisfied</text:p>
      <text:p text:style-name="P11">what happened up to now:</text:p>
      <text:p text:style-name="P11">satisfied 0 times: interface java.util.List.get(Integer=0):returns(null)/[1..1]</text:p>
      <text:p text:style-name="P11">...</text:p>
      <text:p text:style-name="P11"/>
      <text:p text:style-name="P5">Note: you may feel a bit uncomfortable with the above syntax, requesting to explicitly create a scenario and assign a story... In fact, Lmock provides a much concise way to define your scenarios and stories, by creating <text:span text:style-name="T2">masquerades</text:span>. Patience, we'll soon explain how to create your masquerades.</text:p>
      <text:h text:style-name="Heading_20_2" text:outline-level="2">Stories behind the scenes</text:h>
      <text:p text:style-name="Text_20_body">To properly design your tests you may think of scenarios as checklists of expectations and a story as a <text:span text:style-name="T2">pointer</text:span> progressing through this checklist. Whenever your test is invoking the method of a mock, </text:p>
      <text:p text:style-name="Text_20_body">Lmock checks if this <text:span text:style-name="T2">invocation satisfies the pointed expectation</text:span>. If not, an exception is raised, otherwise, a specific result is returned and the pointer progresses.</text:p>
      <text:p text:style-name="Text_20_body">Let's consider, for example, the scenario:</text:p>
      <table:table table:name="AnExampleOfScenario" table:style-name="AnExampleOfScenario">
        <table:table-column table:style-name="AnExampleOfScenario.A"/>
        <table:table-column table:style-name="AnExampleOfScenario.B"/>
        <table:table-column table:style-name="AnExampleOfScenario.C"/>
        <table:table-column table:style-name="AnExampleOfScenario.D"/>
        <table:table-header-rows>
          <table:table-row>
            <table:table-cell table:style-name="AnExampleOfScenario.A1" office:value-type="string">
              <text:p text:style-name="Table_20_Heading"/>
            </table:table-cell>
            <table:table-cell table:style-name="AnExampleOfScenario.A1" office:value-type="string">
              <text:p text:style-name="Table_20_Heading">Invocation</text:p>
            </table:table-cell>
            <table:table-cell table:style-name="AnExampleOfScenario.A1" office:value-type="string">
              <text:p text:style-name="Table_20_Heading">Must happen...</text:p>
            </table:table-cell>
            <table:table-cell table:style-name="AnExampleOfScenario.D1" office:value-type="string">
              <text:p text:style-name="Table_20_Heading">Result</text:p>
            </table:table-cell>
          </table:table-row>
        </table:table-header-rows>
        <table:table-row>
          <table:table-cell table:style-name="AnExampleOfScenario.A2" office:value-type="float" office:value="1">
            <text:p text:style-name="P35">1</text:p>
          </table:table-cell>
          <table:table-cell table:style-name="AnExampleOfScenario.B2" office:value-type="string">
            <text:p text:style-name="P34">StringList.get(0)</text:p>
          </table:table-cell>
          <table:table-cell table:style-name="AnExampleOfScenario.B2" office:value-type="string">
            <text:p text:style-name="Table_20_Contents">Exactly 1 time</text:p>
          </table:table-cell>
          <table:table-cell table:style-name="AnExampleOfScenario.D2" office:value-type="string">
            <text:p text:style-name="P34">null</text:p>
          </table:table-cell>
        </table:table-row>
        <table:table-row>
          <table:table-cell table:style-name="AnExampleOfScenario.A2" office:value-type="float" office:value="2">
            <text:p text:style-name="P35">2</text:p>
          </table:table-cell>
          <table:table-cell table:style-name="AnExampleOfScenario.B2" office:value-type="string">
            <text:p text:style-name="P34">stringList.add(“hello”);</text:p>
          </table:table-cell>
          <table:table-cell table:style-name="AnExampleOfScenario.B2" office:value-type="string">
            <text:p text:style-name="Table_20_Contents">Exactly 1 time</text:p>
          </table:table-cell>
          <table:table-cell table:style-name="AnExampleOfScenario.D2" office:value-type="string">
            <text:p text:style-name="Table_20_Contents">Not applicable (<text:span text:style-name="T15">void</text:span>)</text:p>
          </table:table-cell>
        </table:table-row>
        <table:table-row>
          <table:table-cell table:style-name="AnExampleOfScenario.A2" office:value-type="float" office:value="3">
            <text:p text:style-name="P35">3</text:p>
          </table:table-cell>
          <table:table-cell table:style-name="AnExampleOfScenario.B2" office:value-type="string">
            <text:p text:style-name="P34">stringList.get(0);</text:p>
          </table:table-cell>
          <table:table-cell table:style-name="AnExampleOfScenario.B2" office:value-type="string">
            <text:p text:style-name="Table_20_Contents">Exactly 1 time</text:p>
          </table:table-cell>
          <table:table-cell table:style-name="AnExampleOfScenario.D2" office:value-type="string">
            <text:p text:style-name="P34">“hello”</text:p>
          </table:table-cell>
        </table:table-row>
      </table:table>
      <text:p text:style-name="Text_20_body"/>
      <text:p text:style-name="P21">The corresponding code is:</text:p>
      <text:p text:style-name="P12"><text:span text:style-name="T6"><text:s text:c="8"/>Story story = Story.</text:span><text:span text:style-name="T7">create</text:span><text:span text:style-name="T6">(</text:span><text:span text:style-name="T3">new</text:span><text:span text:style-name="T6"> Scenario() {</text:span></text:p>
      <text:p text:style-name="P26"><text:s text:c="12"/>{</text:p>
      <text:p text:style-name="P25"><text:span text:style-name="T6"><text:s text:c="16"/>expect(</text:span><text:span text:style-name="T12">stringList</text:span><text:span text:style-name="T6">).get(0);</text:span></text:p>
      <text:p text:style-name="P26"><text:s text:c="16"/>occurs(1);</text:p>
      <text:p text:style-name="P25"><text:span text:style-name="T6"><text:s text:c="16"/>willReturn(</text:span><text:span text:style-name="T3">null</text:span><text:span text:style-name="T6">);</text:span></text:p>
      <text:p text:style-name="P25"><text:span text:style-name="T6"><text:s text:c="16"/>expect(</text:span><text:span text:style-name="T12">stringList</text:span><text:span text:style-name="T6">).add(</text:span><text:span text:style-name="T18">"hello"</text:span><text:span text:style-name="T6">);</text:span></text:p>
      <text:p text:style-name="P26"><text:s text:c="16"/>occurs(1);</text:p>
      <text:p text:style-name="P25"><text:span text:style-name="T6"><text:s text:c="16"/>expect(</text:span><text:span text:style-name="T12">stringList</text:span><text:span text:style-name="T6">).get(0);</text:span></text:p>
      <text:p text:style-name="P25"><text:span text:style-name="T6"><text:s text:c="16"/>willReturn(</text:span><text:span text:style-name="T18">"hello"</text:span><text:span text:style-name="T6">);</text:span></text:p>
      <text:p text:style-name="P26"><text:tab/><text:tab/> <text:s text:c="3"/>occurs(1);</text:p>
      <text:p text:style-name="P26"><text:s text:c="12"/>}</text:p>
      <text:p text:style-name="P26"><text:s text:c="8"/>});</text:p>
      <text:p text:style-name="P6"/>
      <text:p text:style-name="P22">Let's run the following test:</text:p>
      <text:list xml:id="list1698033248" text:style-name="L7">
        <text:list-item>
          <text:p text:style-name="P64"><text:soft-page-break/><text:s text:c="8"/>story.begin();</text:p>
        </text:list-item>
        <text:list-item>
          <text:p text:style-name="P46"><text:span text:style-name="T6"><text:s text:c="8"/></text:span><text:span text:style-name="T3">if</text:span><text:span text:style-name="T6"> (</text:span><text:span text:style-name="T12">stringList</text:span><text:span text:style-name="T6">.get(0) == </text:span><text:span text:style-name="T3">null</text:span><text:span text:style-name="T6">) {</text:span></text:p>
        </text:list-item>
        <text:list-item>
          <text:p text:style-name="P46"><text:span text:style-name="T6"><text:s text:c="12"/></text:span><text:span text:style-name="T12">stringList</text:span><text:span text:style-name="T6">.add(</text:span><text:span text:style-name="T18">"hello"</text:span><text:span text:style-name="T6">);</text:span></text:p>
        </text:list-item>
        <text:list-item>
          <text:p text:style-name="P46"><text:span text:style-name="T6"><text:s text:c="12"/></text:span><text:span text:style-name="T7">assertEquals</text:span><text:span text:style-name="T6">(</text:span><text:span text:style-name="T18">"hello"</text:span><text:span text:style-name="T6">, </text:span><text:span text:style-name="T12">stringList</text:span><text:span text:style-name="T6">.get(0));</text:span></text:p>
        </text:list-item>
        <text:list-item>
          <text:p text:style-name="P56"><text:s text:c="8"/>}</text:p>
        </text:list-item>
        <text:list-item>
          <text:p text:style-name="P56"><text:s text:c="8"/>story.end();</text:p>
        </text:list-item>
      </text:list>
      <text:p text:style-name="P14"/>
      <text:p text:style-name="Text_20_body">On line 2, the test satisfies the first expectation of the checklist. Since the invocation must happen exactly one time, the pointer is moved to the second expectation of the checklist.</text:p>
      <text:p text:style-name="Text_20_body">One line 3, the test satisfies the second expectation of the checklist. Since the invocation must happen exactly one time, the pointer is moved to the third expectation of the checklist.</text:p>
      <text:p text:style-name="Text_20_body">On line 4, the test satisfies the third expectation of the checklist. Since the invocation must happen exactly one time, the pointer is moved to the end of the checklist. No additional invocation should happen now.</text:p>
      <text:p text:style-name="Text_20_body"/>
      <text:p text:style-name="P21">Now, let's run the test:</text:p>
      <text:list xml:id="list1233610866" text:style-name="L8">
        <text:list-item>
          <text:p text:style-name="P65"><text:s text:c="8"/>story.begin();</text:p>
        </text:list-item>
        <text:list-item>
          <text:p text:style-name="P47"><text:span text:style-name="T6"><text:s text:c="8"/></text:span><text:span text:style-name="T3">if</text:span><text:span text:style-name="T6"> (</text:span><text:span text:style-name="T12">stringList</text:span><text:span text:style-name="T6">.get(0) == </text:span><text:span text:style-name="T3">null</text:span><text:span text:style-name="T6">) {</text:span></text:p>
        </text:list-item>
        <text:list-item>
          <text:p text:style-name="P47"><text:span text:style-name="T6"><text:s text:c="12"/></text:span><text:span text:style-name="T12">stringList</text:span><text:span text:style-name="T6">.add(</text:span><text:span text:style-name="T18">"hello world"</text:span><text:span text:style-name="T6">);</text:span></text:p>
        </text:list-item>
        <text:list-item>
          <text:p text:style-name="P47"><text:span text:style-name="T6"><text:s text:c="12"/></text:span><text:span text:style-name="T7">assertEquals</text:span><text:span text:style-name="T6">(</text:span><text:span text:style-name="T18">"hello"</text:span><text:span text:style-name="T6">, </text:span><text:span text:style-name="T12">stringList</text:span><text:span text:style-name="T6">.get(0));</text:span></text:p>
        </text:list-item>
        <text:list-item>
          <text:p text:style-name="P47"><text:span text:style-name="T6"><text:s text:c="8"/>} </text:span><text:span text:style-name="T3">else</text:span><text:span text:style-name="T6"> {</text:span></text:p>
        </text:list-item>
        <text:list-item>
          <text:p text:style-name="P47"><text:span text:style-name="T6"><text:s text:c="12"/></text:span><text:span text:style-name="T7">fail</text:span><text:span text:style-name="T6">(</text:span><text:span text:style-name="T18">"was not expecting data in the list..."</text:span><text:span text:style-name="T6">);</text:span></text:p>
        </text:list-item>
        <text:list-item>
          <text:p text:style-name="P57"><text:s text:c="8"/>}</text:p>
        </text:list-item>
        <text:list-item>
          <text:p text:style-name="P57"><text:s text:c="8"/>story.end();</text:p>
        </text:list-item>
      </text:list>
      <text:p text:style-name="P14"/>
      <text:p text:style-name="Text_20_body">On line 2, the test satisfies the first expectation of the checklist. Since the invocation must happen exactly one time, the pointer is moved to the second expectation of the checklist.</text:p>
      <text:p text:style-name="Text_20_body">One line 3, the test performs an invocation that doesn't match the expectation currently pointed at (the argument should be <text:span text:style-name="T15">“hello”</text:span>, not <text:span text:style-name="T15">“hello world”</text:span>). Lmock considers that it cannot move the pointer, since the expected invocation must happen exactly one time.</text:p>
      <text:p text:style-name="P21">As a consequence, it throws an exception:</text:p>
      <text:p text:style-name="P15">com.vmware.lmock.exception.UnsatisfiedOccurrenceError: expectation error: expectation 'interface java.util.List.add(String=hello):void/[1..1]' was not fully satisfied</text:p>
      <text:p text:style-name="P15">what happened up to now:</text:p>
      <text:p text:style-name="P15">satisfied 1 times: interface java.util.List.get(Integer=0):returns(null)/[1..1]</text:p>
      <text:p text:style-name="P15">satisfied 0 times: interface java.util.List.add(String=hello):void/[1..1]</text:p>
      <text:p text:style-name="P15"><text:tab/>etc..</text:p>
      <text:p text:style-name="P15"/>
      <text:p text:style-name="Text_20_body">You may notice that the exception comes with a summary of the checklist (“<text:span text:style-name="T15">what happened up to now</text:span>”). This is called the <text:span text:style-name="T2">story track</text:span>. You may read that story track at any moment by calling the static method <text:span text:style-name="T15">StoryTrack.get()</text:span>.</text:p>
      <text:h text:style-name="Heading_20_2" text:outline-level="2">Clauses</text:h>
      <text:p text:style-name="Text_20_body">In the Lmock terminology, a <text:span text:style-name="T2">clause</text:span> represents any method contributing to the specification of an expectation (or a <text:span text:style-name="T2">stub</text:span>, as explained later in this tutorial).</text:p>
      <text:p text:style-name="P21"><text:soft-page-break/>Up to now, you have discovered a certain number of such clauses:</text:p>
      <text:list xml:id="list306108349" text:style-name="L9">
        <text:list-item>
          <text:p text:style-name="P74"><text:span text:style-name="T15">expect</text:span>: creates a new expectation on a given mock</text:p>
        </text:list-item>
        <text:list-item>
          <text:p text:style-name="P74"><text:span text:style-name="T15">occurs</text:span>: specifies how an expectation must occur to let the pointer progress</text:p>
        </text:list-item>
        <text:list-item>
          <text:p text:style-name="P74"><text:span text:style-name="T15">willReturn</text:span>: defines the value returned by the mocked invocation</text:p>
        </text:list-item>
      </text:list>
      <text:p text:style-name="P14"/>
      <text:p text:style-name="P21">More formally, Lmock defines clauses to</text:p>
      <text:list xml:id="list1828906327" text:style-name="L10">
        <text:list-item>
          <text:p text:style-name="P75">Manage expectations</text:p>
        </text:list-item>
        <text:list-item>
          <text:p text:style-name="P75">Define the prototypes of the expected methods</text:p>
        </text:list-item>
        <text:list-item>
          <text:p text:style-name="P75">Specify how expectations must occur</text:p>
        </text:list-item>
        <text:list-item>
          <text:p text:style-name="P75">Specify the results of invocations.</text:p>
        </text:list-item>
      </text:list>
      <text:p text:style-name="Text_20_body"/>
      <text:p text:style-name="Text_20_body">Except for the second case, all the clauses return the expectation under construction and so can be included in cascaded invocations.</text:p>
      <text:p text:style-name="P21">In other words, you can indifferently write:</text:p>
      <text:p text:style-name="P28"><text:span text:style-name="T6"><text:s text:c="16"/>expect(</text:span><text:span text:style-name="T12">stringList</text:span><text:span text:style-name="T6">).get(0);</text:span></text:p>
      <text:p text:style-name="P29"><text:s text:c="16"/>occurs(1);</text:p>
      <text:p text:style-name="P28"><text:span text:style-name="T6"><text:s text:c="16"/>willReturn(</text:span><text:span text:style-name="T3">null</text:span><text:span text:style-name="T6">);</text:span></text:p>
      <text:p text:style-name="P29"/>
      <text:p text:style-name="P14">Or:</text:p>
      <text:p text:style-name="P28"><text:span text:style-name="T6"><text:s text:c="16"/>expect(</text:span><text:span text:style-name="T12">stringList</text:span><text:span text:style-name="T6">).get(0);</text:span></text:p>
      <text:p text:style-name="P28"><text:span text:style-name="T6"><text:s text:c="16"/>expect().occurs(1).willReturn(</text:span><text:span text:style-name="T3">null</text:span><text:span text:style-name="T6">);</text:span></text:p>
      <text:p text:style-name="P29"/>
      <text:p text:style-name="P14">Or even:</text:p>
      <text:p text:style-name="P28"><text:span text:style-name="T6"><text:s text:c="16"/>expect(</text:span><text:span text:style-name="T12">stringList</text:span><text:span text:style-name="T6">).get(0);</text:span></text:p>
      <text:p text:style-name="P28"><text:span text:style-name="T6"><text:s text:c="16"/>occurs(1).willReturn(</text:span><text:span text:style-name="T3">null</text:span><text:span text:style-name="T6">);</text:span></text:p>
      <text:p text:style-name="P29"/>
      <text:p text:style-name="Text_20_body">That's only a matter of taste...</text:p>
      <text:h text:style-name="Heading_20_2" text:outline-level="2">Managing expectations with clauses</text:h>
      <text:p text:style-name="P21">The <text:span text:style-name="T15">expect</text:span> clause comes in two forms:</text:p>
      <text:list xml:id="list1103694520" text:style-name="L11">
        <text:list-item>
          <text:p text:style-name="P76">To create a new expectation for a given mock, use <text:span text:style-name="T15">expect(mock)</text:span> and append the invoked method</text:p>
        </text:list-item>
        <text:list-item>
          <text:p text:style-name="P76">To remind the expectation under construction, use <text:span text:style-name="T15">expect()</text:span>, like in “<text:span text:style-name="T15">expect().occurs(1)</text:span>”.</text:p>
        </text:list-item>
      </text:list>
      <text:h text:style-name="Heading_20_2" text:outline-level="2">Defining prototypes of invocations with clauses</text:h>
      <text:p text:style-name="Text_20_body">In all our previous examples, the invoked methods were expressed with specific argument values. This <text:s/>is somehow too restrictive.</text:p>
      <text:p text:style-name="P21"><text:soft-page-break/>For that reason, Lmock defines the <text:span text:style-name="T2">argument clauses</text:span> (sometimes called <text:span text:style-name="T20">with clauses</text:span>), which allow to define more generic types of arguments:</text:p>
      <text:list xml:id="list571540431" text:style-name="L12">
        <text:list-item>
          <text:p text:style-name="P77"><text:span text:style-name="T15">with(</text:span><text:span text:style-name="T16">value</text:span><text:span text:style-name="T15">)</text:span> specifies that <text:span text:style-name="T20">value</text:span> is expected as argument</text:p>
        </text:list-item>
        <text:list-item>
          <text:p text:style-name="P77"><text:span text:style-name="T15">anyOf(</text:span><text:span text:style-name="T16">type</text:span><text:span text:style-name="T15">)</text:span> specifies that any object of <text:span text:style-name="T20">type</text:span> (or an inheriting class) is expected</text:p>
        </text:list-item>
        <text:list-item>
          <text:p text:style-name="P77"><text:span text:style-name="T15">aNonNullOf(</text:span><text:span text:style-name="T16">type</text:span><text:span text:style-name="T15">)</text:span> is the same as <text:span text:style-name="T15">anyOf(</text:span><text:span text:style-name="T16">type</text:span><text:span text:style-name="T15">)</text:span>, except that the argument must not be null</text:p>
        </text:list-item>
        <text:list-item>
          <text:p text:style-name="P77"><text:span text:style-name="T15">with(</text:span><text:span text:style-name="T16">checker</text:span><text:span text:style-name="T15">)</text:span> allows to defer the checking of arguments to specific mechanism, called <text:span text:style-name="T15">Checker</text:span>, described later in this tutorial.</text:p>
        </text:list-item>
      </text:list>
      <text:p text:style-name="Text_20_body"/>
      <text:p text:style-name="Text_20_body">It is very important to remember that <text:span text:style-name="T2">you cannot mix argument clauses with specific argument values</text:span>.</text:p>
      <text:p text:style-name="P21">For example, the expression</text:p>
      <text:p text:style-name="P28"><text:span text:style-name="T6"><text:s text:c="4"/></text:span><text:span text:style-name="T11">expect(stringList).add(1, anyOf(String.</text:span><text:span text:style-name="T5">class</text:span><text:span text:style-name="T11">));</text:span></text:p>
      <text:p text:style-name="P14">Is wrong... It must be specified as:</text:p>
      <text:p text:style-name="P31"><text:span text:style-name="T6"><text:s text:c="4"/></text:span><text:span text:style-name="T11">expect(stringList).add(with(1), anyOf(String.</text:span><text:span text:style-name="T5">class</text:span><text:span text:style-name="T11">));</text:span></text:p>
      <text:h text:style-name="Heading_20_2" text:outline-level="2">Defining the occurrences of an expectation</text:h>
      <text:p text:style-name="Text_20_body">The <text:span text:style-name="T15">occurs</text:span> clause defines how many times the expectation must happen in the scenario. The pointer will not be able to move through the checklist until the expressed condition is verified.</text:p>
      <text:p text:style-name="Text_20_body">This clause takes an <text:span text:style-name="T15">Occurrences</text:span> object as input, assuming that such an object is provided by one of the factory method described here-in (you may, in fact, statically import them).</text:p>
      <text:p text:style-name="Text_20_body">By default, Lmock supposes that an expectation can happen any number of times (including never). This is represented by <text:span text:style-name="T15">Occurrences.any()</text:span>.</text:p>
      <text:p text:style-name="Text_20_body">You may explicitly specify that an invocation is not expected to occur, using the clause <text:span text:style-name="T15">Occurrences.never()</text:span>. This is only a convenience syntactic features, since it's equivalent to not specifying an expectation for that invocation at all.</text:p>
      <text:p text:style-name="P14">Other types of occurrences define a boundary in the number of allowed invocations:</text:p>
      <text:list xml:id="list1731759654" text:style-name="L13">
        <text:list-item>
          <text:p text:style-name="P78"><text:span text:style-name="T15">Occurrences.exactly(</text:span><text:span text:style-name="T16">N</text:span><text:span text:style-name="T15">)</text:span>: must be called exactly <text:span text:style-name="T20">N</text:span> times</text:p>
        </text:list-item>
        <text:list-item>
          <text:p text:style-name="P78"><text:span text:style-name="T15">Occurrences.atLeast(</text:span><text:span text:style-name="T16">N</text:span><text:span text:style-name="T15">)</text:span>: must be called at least <text:span text:style-name="T20">N</text:span> times</text:p>
        </text:list-item>
        <text:list-item>
          <text:p text:style-name="P78"><text:span text:style-name="T15">Occurrences.atMost(</text:span><text:span text:style-name="T16">N</text:span><text:span text:style-name="T15">)</text:span>: must not be called more than <text:span text:style-name="T20">N</text:span> times</text:p>
        </text:list-item>
        <text:list-item>
          <text:p text:style-name="P78"><text:span text:style-name="T15">Occurrences.between(</text:span><text:span text:style-name="T16">N</text:span><text:span text:style-name="T15">,</text:span><text:span text:style-name="T16">M</text:span><text:span text:style-name="T15">)</text:span>: must be called at least <text:span text:style-name="T20">N</text:span> times and not more than <text:span text:style-name="T20">M</text:span> times</text:p>
        </text:list-item>
      </text:list>
      <text:p text:style-name="P14"/>
      <text:p text:style-name="P1">Note: because the <text:span text:style-name="T15">exactly</text:span> clause is the most frequent one in tests, Lmock defines <text:span text:style-name="T15">occurs(N)</text:span> as an equivalent to <text:span text:style-name="T15">occurs(exactly(N))</text:span>.</text:p>
      <text:h text:style-name="Heading_20_2" text:outline-level="2"><text:soft-page-break/>Defining your own occurrence checker</text:h>
      <text:p text:style-name="Text_20_body">Under specific circumstances, you may feel that the standard occurrence schemes do not fit your purpose. In this case, you may want to create your own controller and provide it to the <text:span text:style-name="T15">occurs</text:span> clause.</text:p>
      <text:p text:style-name="P21">To do so, you must create your own instance of <text:span text:style-name="T15">OccurrenceChecker</text:span>, implementing:</text:p>
      <text:list xml:id="list965098358" text:style-name="L14">
        <text:list-item>
          <text:p text:style-name="P79"><text:span text:style-name="T15">hasReachedLimit</text:span>: no more invocation is allowed, the pointer cannot remain on the current expectation</text:p>
        </text:list-item>
        <text:list-item>
          <text:p text:style-name="P79"><text:span text:style-name="T15">canEndNow</text:span>: there were enough invocations to satisfy the expectation, the pointer can (but is not required to) move to the next expectation</text:p>
        </text:list-item>
      </text:list>
      <text:p text:style-name="Text_20_body"/>
      <text:h text:style-name="Heading_20_2" text:outline-level="2">Defining the result of an invocation</text:h>
      <text:p text:style-name="Text_20_body">As already mentioned, you can define the value returned by the invocation of a mock using the <text:span text:style-name="T15">willReturn</text:span> clause. You may also throw an exception when such an invocation occurs, thanks to the <text:span text:style-name="T15">willThrow</text:span> clause.</text:p>
      <text:p text:style-name="P21">For example:</text:p>
      <text:p text:style-name="P28"><text:span text:style-name="T6"><text:s text:c="16"/>expect(</text:span><text:span text:style-name="T12">stringList</text:span><text:span text:style-name="T6">).get(1);</text:span></text:p>
      <text:p text:style-name="P30"><text:span text:style-name="T9"><text:s text:c="16"/>willThrow(</text:span><text:span text:style-name="T4">new</text:span><text:span text:style-name="T9"> IndexOutOfBoundsException());</text:span></text:p>
      <text:p text:style-name="P21"/>
      <text:p text:style-name="Text_20_body">In fact those two classes are a shortcut to the more generic clause <text:span text:style-name="T15">will</text:span>:</text:p>
      <text:list xml:id="list1073348410" text:style-name="L15">
        <text:list-item>
          <text:p text:style-name="P80"><text:span text:style-name="T15">willReturn(</text:span><text:span text:style-name="T16">value</text:span><text:span text:style-name="T15">)</text:span> is equivalent to <text:span text:style-name="T15">will(returnValue(</text:span><text:span text:style-name="T16">value</text:span><text:span text:style-name="T15">))</text:span></text:p>
        </text:list-item>
        <text:list-item>
          <text:p text:style-name="P80"><text:span text:style-name="T15">willThrow(</text:span><text:span text:style-name="T16">exception</text:span><text:span text:style-name="T15">)</text:span> is equivalent to <text:span text:style-name="T15">will(throwException(</text:span><text:span text:style-name="T16">exception</text:span><text:span text:style-name="T15">))</text:span></text:p>
        </text:list-item>
      </text:list>
      <text:p text:style-name="Text_20_body">The <text:span text:style-name="T15">returnValue</text:span> and <text:span text:style-name="T15">throwException</text:span> methods are provided by <text:span text:style-name="T15">com.vmware.lmock.impl.InvocationResult</text:span>.</text:p>
      <text:p text:style-name="Text_20_body"/>
      <text:p text:style-name="Text_20_body">You may finally delegate the generation of such a result to a specific method. To do this you need to create an <text:span text:style-name="T25">InvocationResultProvider</text:span> and use <text:span text:style-name="T25">willDelegateTo</text:span>.</text:p>
      <text:p text:style-name="P21">Be very careful when doing this, in particular with the fact that:</text:p>
      <text:list xml:id="list1096680867" text:style-name="L16">
        <text:list-item>
          <text:p text:style-name="P81">You should not invoke any mock in such a procedure, otherwise Lmock behavior can be surprising</text:p>
        </text:list-item>
        <text:list-item>
          <text:p text:style-name="P81">You must return a value or throw an exception compatible with the invocation that has been trapped</text:p>
        </text:list-item>
      </text:list>
      <text:h text:style-name="Heading_20_2" text:outline-level="2">Stubs</text:h>
      <text:p text:style-name="Text_20_body">Mocks are an advantageous alternative to the traditional Java stubbing model. Basically, this model consists in defining fake implementations of classes or interfaces. The major drawback is that when you want to stub very few functions in the whole interface, you must implement all the expected methods of that interface.</text:p>
      <text:p text:style-name="Text_20_body">Lmock offers an alternative by <text:span text:style-name="T2">defining </text:span><text:span text:style-name="T24">stubs only for the methods you actually need in your test</text:span>.</text:p>
      <text:p text:style-name="P21"><text:soft-page-break/>For example, let's consider an interface providing a global context of internationalization:</text:p>
      <text:p text:style-name="P12"><text:span text:style-name="T6"><text:s text:c="4"/></text:span><text:span text:style-name="T3">interface</text:span><text:span text:style-name="T6"> IntlContext {</text:span></text:p>
      <text:p text:style-name="P29"><text:s text:c="8"/>String getLanguage();</text:p>
      <text:p text:style-name="P29"><text:s text:c="8"/>String getCountry();</text:p>
      <text:p text:style-name="P29"><text:s text:c="8"/>String getCurrency();</text:p>
      <text:p text:style-name="P29"><text:tab/> <text:s/>String getTimezone();</text:p>
      <text:p text:style-name="P29"><text:tab/> <text:s/>String getDateTimeFormat();</text:p>
      <text:p text:style-name="P29"><text:s text:c="8"/>String getMetricSystem();</text:p>
      <text:p text:style-name="P29"><text:s text:c="8"/>String getTemperatureUnit();</text:p>
      <text:p text:style-name="P29"><text:s text:c="4"/>}</text:p>
      <text:p text:style-name="P14"/>
      <text:p text:style-name="Text_20_body">Imagine that you want to test an object (class <text:span text:style-name="T15">TimeUtil</text:span>) that picks the current time and displays it with the proper format on the proper timezone via the method <text:span text:style-name="T15">displayTime</text:span>.</text:p>
      <text:p text:style-name="P20"><text:span text:style-name="T6"><text:s text:c="4"/></text:span><text:span text:style-name="T3">class</text:span><text:span text:style-name="T6"> TimeUtil {</text:span></text:p>
      <text:p text:style-name="P28"><text:span text:style-name="T6"><text:s text:c="8"/></text:span><text:span text:style-name="T3">private</text:span><text:span text:style-name="T6"> </text:span><text:span text:style-name="T3">final</text:span><text:span text:style-name="T6"> IntlContext </text:span><text:span text:style-name="T12">context</text:span><text:span text:style-name="T6">;</text:span></text:p>
      <text:p text:style-name="P28"/>
      <text:p text:style-name="P29"><text:s text:c="8"/>TimeUtil(IntlContext context) {</text:p>
      <text:p text:style-name="P28"><text:span text:style-name="T6"><text:s text:c="12"/></text:span><text:span text:style-name="T3">this</text:span><text:span text:style-name="T6">.</text:span><text:span text:style-name="T12">context</text:span><text:span text:style-name="T6"> = context;</text:span></text:p>
      <text:p text:style-name="P29"><text:s text:c="8"/>}</text:p>
      <text:p text:style-name="P28"/>
      <text:p text:style-name="P28"><text:span text:style-name="T6"><text:s text:c="8"/></text:span><text:span text:style-name="T3">void</text:span><text:span text:style-name="T6"> displayTime() {</text:span></text:p>
      <text:p text:style-name="P28"><text:span text:style-name="T6"><text:s text:c="12"/>System.</text:span><text:span text:style-name="T13">out</text:span><text:span text:style-name="T6">.println(</text:span><text:span text:style-name="T18">"using intl context: "</text:span><text:span text:style-name="T6"> + </text:span><text:span text:style-name="T12">context.getTimezone() +</text:span></text:p>
      <text:p text:style-name="P25"><text:span text:style-name="T12"><text:tab/><text:tab/><text:tab/>“ “ + context.getDateTimeFormat()</text:span><text:span text:style-name="T6">);</text:span></text:p>
      <text:p text:style-name="P28"><text:span text:style-name="T6"><text:s text:c="12"/></text:span><text:span text:style-name="T22">// Implement the actual method, using the context.</text:span></text:p>
      <text:p text:style-name="P29"><text:s text:c="8"/>}</text:p>
      <text:p text:style-name="P29"><text:s text:c="4"/>}</text:p>
      <text:p text:style-name="P14"/>
      <text:p text:style-name="Text_20_body">We assume that <text:span text:style-name="T15">displayTime</text:span> only uses <text:span text:style-name="T15">getTimezone</text:span> and <text:span text:style-name="T15">getDateTimeFormat</text:span>.</text:p>
      <text:p text:style-name="Text_20_body">Of course we could envision to create expectations simulating the invocation of those two methods. But in some cases, this may be off-putting and difficult to maintain. This is where stubs are useful: instead of rewriting the expectation each time, you can create a <text:span text:style-name="T2">single</text:span> stub that will be called whenever the invocation occurs, no matter when it occurs:</text:p>
      <text:list xml:id="list1710909144" text:style-name="L17">
        <text:list-item>
          <text:p text:style-name="P70"><text:soft-page-break/><text:span text:style-name="T3"><text:s text:c="4"/>import</text:span><text:span text:style-name="T6"> com.vmware.lmock.impl.Stubs;</text:span></text:p>
        </text:list-item>
        <text:list-item>
          <text:p text:style-name="P82"><text:s text:c="8"/>…</text:p>
        </text:list-item>
        <text:list-item>
          <text:p text:style-name="P41"><text:span text:style-name="T6"><text:s text:c="4"/></text:span><text:span text:style-name="T17">@Test</text:span></text:p>
        </text:list-item>
        <text:list-item>
          <text:p text:style-name="P48"><text:span text:style-name="T6"><text:s text:c="4"/></text:span><text:span text:style-name="T3">void</text:span><text:span text:style-name="T6"> testDisplayTime() {</text:span></text:p>
        </text:list-item>
        <text:list-item>
          <text:p text:style-name="P48"><text:span text:style-name="T6"><text:s text:c="8"/></text:span><text:span text:style-name="T3">final</text:span><text:span text:style-name="T6"> IntlContext context = Mock.</text:span><text:span text:style-name="T7">getObject</text:span><text:span text:style-name="T6">(IntlContext.</text:span><text:span text:style-name="T3">class</text:span><text:span text:style-name="T6">);</text:span></text:p>
        </text:list-item>
        <text:list-item>
          <text:p text:style-name="P48"><text:span text:style-name="T6"><text:s text:c="8"/>Stubs stubs = </text:span><text:span text:style-name="T3">new</text:span><text:span text:style-name="T6"> Stubs() {</text:span></text:p>
        </text:list-item>
        <text:list-item>
          <text:p text:style-name="P58"><text:s text:c="12"/>{</text:p>
        </text:list-item>
        <text:list-item>
          <text:p text:style-name="P58"><text:s text:c="16"/>stub(context).getDateTimeFormat();</text:p>
        </text:list-item>
        <text:list-item>
          <text:p text:style-name="P48"><text:span text:style-name="T6"><text:s text:c="16"/>willReturn(</text:span><text:span text:style-name="T18">"yy/mm/dd"</text:span><text:span text:style-name="T6">);</text:span></text:p>
        </text:list-item>
        <text:list-item>
          <text:p text:style-name="P58"><text:s text:c="10"/>stub(context).getTimezone();</text:p>
        </text:list-item>
        <text:list-item>
          <text:p text:style-name="P48"><text:span text:style-name="T6"><text:s text:c="10"/>willReturn(</text:span><text:span text:style-name="T18">"UTC+1"</text:span><text:span text:style-name="T6">);</text:span></text:p>
        </text:list-item>
        <text:list-item>
          <text:p text:style-name="P58"><text:s text:c="6"/>}</text:p>
        </text:list-item>
        <text:list-item>
          <text:p text:style-name="P58"><text:s text:c="6"/>};</text:p>
        </text:list-item>
        <text:list-item>
          <text:p text:style-name="P48"/>
        </text:list-item>
        <text:list-item>
          <text:p text:style-name="P48"><text:span text:style-name="T6"><text:s text:c="2"/>Story story = Story.</text:span><text:span text:style-name="T7">create</text:span><text:span text:style-name="T6">(</text:span><text:span text:style-name="T3">new </text:span><text:span text:style-name="T6">Scenario(), stubs);</text:span></text:p>
        </text:list-item>
        <text:list-item>
          <text:p text:style-name="P58"><text:s text:c="2"/>story.begin();</text:p>
        </text:list-item>
        <text:list-item>
          <text:p text:style-name="P48"><text:span text:style-name="T6"><text:s text:c="2"/>TimeUtil tu = </text:span><text:span text:style-name="T3">new</text:span><text:span text:style-name="T6"> TimeUtil(context);</text:span></text:p>
        </text:list-item>
        <text:list-item>
          <text:p text:style-name="P58"><text:s text:c="2"/>tu.displayTime();</text:p>
        </text:list-item>
        <text:list-item>
          <text:p text:style-name="P58"><text:s text:c="2"/>story.end();</text:p>
        </text:list-item>
        <text:list-item>
          <text:p text:style-name="P58">}</text:p>
        </text:list-item>
      </text:list>
      <text:p text:style-name="Text_20_body"/>
      <text:p text:style-name="Text_20_body">From line 6 to 13, you can see that stubs are created the same way than expectations are, except that the <text:span text:style-name="T15">stub</text:span> clause is used to define a new stub.</text:p>
      <text:p text:style-name="Text_20_body">On line 15, we create a new story... In the context of this example, we do not need a scenario (the first argument is an empty scenario, it could also be <text:span text:style-name="T15">null</text:span>) and add the stubs to the story.</text:p>
      <text:h text:style-name="Heading_20_2" text:outline-level="2">Stories behind the scene: how stubs are managed</text:h>
      <text:p text:style-name="P21">The overall policy regarding the management of stubs and expectations is the following: assuming the invocation of a mock during a story, Lmock:</text:p>
      <text:list xml:id="list387859787" text:style-name="L18">
        <text:list-item>
          <text:p text:style-name="P83">First searches for a stub that could be satisfied by this invocation</text:p>
        </text:list-item>
        <text:list-item>
          <text:p text:style-name="P83">If no stub is found, check if the pointed expectation is satisfied by the invocation</text:p>
        </text:list-item>
        <text:list-item>
          <text:p text:style-name="P83">Throw an exception if none of the above condition is satisfied</text:p>
        </text:list-item>
      </text:list>
      <text:p text:style-name="Text_20_body"/>
      <text:p text:style-name="Text_20_body">You may observe, in particular when using argument clauses, that several stubs may satisfy the same invocation. In order to remove this ambiguity, Lmock always puts the priority to the most recently declared stub.</text:p>
      <text:p text:style-name="P21"><text:soft-page-break/>Next is an illustration of this priority scheme:</text:p>
      <text:list xml:id="list2046774040" text:style-name="L19">
        <text:list-item>
          <text:p text:style-name="P49"><text:span text:style-name="T3">public</text:span><text:span text:style-name="T6"> </text:span><text:span text:style-name="T3">class</text:span><text:span text:style-name="T6"> PriorityExample {</text:span></text:p>
        </text:list-item>
        <text:list-item>
          <text:p text:style-name="P49"><text:span text:style-name="T6"><text:s text:c="4"/></text:span><text:span text:style-name="T17">@Test</text:span></text:p>
        </text:list-item>
        <text:list-item>
          <text:p text:style-name="P49"><text:span text:style-name="T6"><text:s text:c="4"/></text:span><text:span text:style-name="T3">public</text:span><text:span text:style-name="T6"> </text:span><text:span text:style-name="T3">void</text:span><text:span text:style-name="T6"> testStubAndExpectationPriority() {</text:span></text:p>
        </text:list-item>
        <text:list-item>
          <text:p text:style-name="P49"><text:span text:style-name="T6"><text:s text:c="8"/></text:span><text:span text:style-name="T17">@SuppressWarnings</text:span><text:span text:style-name="T6">(</text:span><text:span text:style-name="T18">"unchecked"</text:span><text:span text:style-name="T6">)</text:span></text:p>
        </text:list-item>
        <text:list-item>
          <text:p text:style-name="P49"><text:span text:style-name="T6"><text:s text:c="8"/></text:span><text:span text:style-name="T3">final</text:span><text:span text:style-name="T6"> List&lt;String&gt; stringList = Mock.</text:span><text:span text:style-name="T7">getObject</text:span><text:span text:style-name="T6">(List.</text:span><text:span text:style-name="T3">class</text:span><text:span text:style-name="T6">);</text:span></text:p>
        </text:list-item>
        <text:list-item>
          <text:p text:style-name="P49"><text:span text:style-name="T6"><text:s text:c="8"/>Story story = Story.</text:span><text:span text:style-name="T7">create</text:span><text:span text:style-name="T6">(</text:span><text:span text:style-name="T3">new</text:span><text:span text:style-name="T6"> Scenario() {</text:span></text:p>
        </text:list-item>
        <text:list-item>
          <text:p text:style-name="P59"><text:s text:c="12"/>{</text:p>
        </text:list-item>
        <text:list-item>
          <text:p text:style-name="P49"><text:span text:style-name="T6"><text:s text:c="16"/>expect(stringList).indexOf(anyOf(String.</text:span><text:span text:style-name="T3">class</text:span><text:span text:style-name="T6">));</text:span></text:p>
        </text:list-item>
        <text:list-item>
          <text:p text:style-name="P59"><text:s text:c="16"/>willReturn(0);</text:p>
        </text:list-item>
        <text:list-item>
          <text:p text:style-name="P59"><text:s text:c="10"/>occurs(1);</text:p>
        </text:list-item>
        <text:list-item>
          <text:p text:style-name="P49"><text:span text:style-name="T6"><text:s text:c="6"/>}}, </text:span><text:span text:style-name="T3">new</text:span><text:span text:style-name="T6"> Stubs() {</text:span></text:p>
        </text:list-item>
        <text:list-item>
          <text:p text:style-name="P59"><text:s text:c="12"/>{</text:p>
        </text:list-item>
        <text:list-item>
          <text:p text:style-name="P49"><text:span text:style-name="T6"><text:s text:c="10"/>stub(stringList).indexOf(aNonNullOf(String.</text:span><text:span text:style-name="T3">class</text:span><text:span text:style-name="T6">));</text:span></text:p>
        </text:list-item>
        <text:list-item>
          <text:p text:style-name="P59"><text:s text:c="10"/>willReturn(1);</text:p>
        </text:list-item>
        <text:list-item>
          <text:p text:style-name="P49"><text:span text:style-name="T6"><text:s text:c="10"/>stub(stringList).indexOf(</text:span><text:span text:style-name="T18">"hello world"</text:span><text:span text:style-name="T6">);</text:span></text:p>
        </text:list-item>
        <text:list-item>
          <text:p text:style-name="P59"><text:s text:c="10"/>willReturn(2);</text:p>
        </text:list-item>
        <text:list-item>
          <text:p text:style-name="P59"><text:s text:c="6"/>}});</text:p>
        </text:list-item>
        <text:list-item>
          <text:p text:style-name="P49"/>
        </text:list-item>
        <text:list-item>
          <text:p text:style-name="P59"><text:s text:c="6"/>story.begin();</text:p>
        </text:list-item>
        <text:list-item>
          <text:p text:style-name="P49"><text:span text:style-name="T6"><text:s text:c="6"/></text:span><text:span text:style-name="T7">assertEquals</text:span><text:span text:style-name="T6">(2, stringList.indexOf(</text:span><text:span text:style-name="T18">"hello world"</text:span><text:span text:style-name="T6">));</text:span></text:p>
        </text:list-item>
        <text:list-item>
          <text:p text:style-name="P49"><text:span text:style-name="T6"><text:s text:c="6"/></text:span><text:span text:style-name="T7">assertEquals</text:span><text:span text:style-name="T6">(1, stringList.indexOf(</text:span><text:span text:style-name="T18">"hello again!"</text:span><text:span text:style-name="T6">));</text:span></text:p>
        </text:list-item>
        <text:list-item>
          <text:p text:style-name="P49"><text:span text:style-name="T6"><text:s text:c="6"/></text:span><text:span text:style-name="T7">assertEquals</text:span><text:span text:style-name="T6">(0, stringList.indexOf(</text:span><text:span text:style-name="T3">null</text:span><text:span text:style-name="T6">));</text:span></text:p>
        </text:list-item>
        <text:list-item>
          <text:p text:style-name="P59"><text:s text:c="6"/>story.end();</text:p>
        </text:list-item>
        <text:list-item>
          <text:p text:style-name="P59">}</text:p>
        </text:list-item>
        <text:list-item>
          <text:p text:style-name="P59">}</text:p>
        </text:list-item>
      </text:list>
      <text:p text:style-name="P8"/>
      <text:p text:style-name="Text_20_body">On lines 8, 9, 10, the scenario expects that there will be one invocation of <text:span text:style-name="T15">stringList.indexOf</text:span>, with any string as input. Because stubs prevail on expectations, such an invocation is checked if and only if no stub refers to <text:span text:style-name="T15">stringList.indexOf</text:span>.</text:p>
      <text:p text:style-name="P21">There are in fact two such stubs on line 13 and 15. Because the latest stub prevails on the previous ones, the final rule behavior will be:</text:p>
      <text:list xml:id="list1912399384" text:style-name="L20">
        <text:list-item>
          <text:p text:style-name="P84">If <text:span text:style-name="T15">stringList.indexOf</text:span> is invoked with the argument <text:span text:style-name="T15">“hello world”</text:span>, apply the stub declared on line 15</text:p>
        </text:list-item>
        <text:list-item>
          <text:p text:style-name="P84">Else if the argument to <text:span text:style-name="T15">stringList.indexOf</text:span> is non null, apply the stub declared on line 13</text:p>
        </text:list-item>
        <text:list-item>
          <text:p text:style-name="P84">Finally, use the expectation declared on line 8 (which means, if the argument is null)</text:p>
        </text:list-item>
      </text:list>
      <text:p text:style-name="Text_20_body"/>
      <text:h text:style-name="Heading_20_2" text:outline-level="2">Re-using scenarios and stubs</text:h>
      <text:p text:style-name="Text_20_body">Lmock defines several mechanisms that allow you to re-use the same scenario or stubs in different stories (thus saving the effort of re-writing things each time).</text:p>
      <text:p text:style-name="Text_20_body">The most obvious one is <text:span text:style-name="T15">Story.create</text:span>, since it takes one scenario and any number of stubs as arguments (so you can create several stories with the same scenario and the same combination of stubs).</text:p>
      <text:p text:style-name="Text_20_body">An alternative is to use the <text:span text:style-name="T15">append</text:span> clause when constructing your scenario or stubs.</text:p>
      <text:p text:style-name="Text_20_body"/>
      <text:p text:style-name="P21"><text:soft-page-break/>In the next example, the test includes a predefined set of expectations using this clause:</text:p>
      <text:list xml:id="list1081774860" text:style-name="L21">
        <text:list-item>
          <text:p text:style-name="P50"><text:span text:style-name="T3">import</text:span><text:span text:style-name="T6"> </text:span><text:span text:style-name="T3">static</text:span><text:span text:style-name="T6"> com.vmware.lmock.checker.Occurrences.</text:span><text:span text:style-name="T7">atLeast</text:span><text:span text:style-name="T6">;</text:span></text:p>
        </text:list-item>
        <text:list-item>
          <text:p text:style-name="P50"><text:span text:style-name="T3">import</text:span><text:span text:style-name="T6"> com.vmware.lmock.impl.Mock;</text:span></text:p>
        </text:list-item>
        <text:list-item>
          <text:p text:style-name="P50"><text:span text:style-name="T3">import</text:span><text:span text:style-name="T6"> com.vmware.lmock.impl.Scenario;</text:span></text:p>
        </text:list-item>
        <text:list-item>
          <text:p text:style-name="P50"><text:span text:style-name="T3">import</text:span><text:span text:style-name="T6"> com.vmware.lmock.impl.Story;</text:span></text:p>
        </text:list-item>
        <text:list-item>
          <text:p text:style-name="P60">...</text:p>
        </text:list-item>
        <text:list-item>
          <text:p text:style-name="P68"/>
        </text:list-item>
        <text:list-item>
          <text:p text:style-name="P50"><text:span text:style-name="T3">public</text:span><text:span text:style-name="T6"> </text:span><text:span text:style-name="T3">class</text:span><text:span text:style-name="T6"> AppendExample {</text:span></text:p>
        </text:list-item>
        <text:list-item>
          <text:p text:style-name="P50"><text:span text:style-name="T6"><text:s text:c="4"/></text:span><text:span text:style-name="T17">@SuppressWarnings</text:span><text:span text:style-name="T6">(</text:span><text:span text:style-name="T18">"unchecked"</text:span><text:span text:style-name="T6">)</text:span></text:p>
        </text:list-item>
        <text:list-item>
          <text:p text:style-name="P50"><text:span text:style-name="T6"><text:s text:c="4"/></text:span><text:span text:style-name="T3">private</text:span><text:span text:style-name="T6"> </text:span><text:span text:style-name="T3">final</text:span><text:span text:style-name="T6"> List&lt;String&gt; </text:span><text:span text:style-name="T12">list</text:span><text:span text:style-name="T6"> = Mock.</text:span><text:span text:style-name="T7">getObject</text:span><text:span text:style-name="T6">(List.</text:span><text:span text:style-name="T3">class</text:span><text:span text:style-name="T6">);</text:span></text:p>
        </text:list-item>
        <text:list-item>
          <text:p text:style-name="P50"><text:span text:style-name="T6"><text:s text:c="4"/></text:span><text:span text:style-name="T3">private</text:span><text:span text:style-name="T6"> </text:span><text:span text:style-name="T3">final</text:span><text:span text:style-name="T6"> Scenario </text:span><text:span text:style-name="T12">expectFirstElementReturnsNull</text:span><text:span text:style-name="T6"> =</text:span></text:p>
        </text:list-item>
        <text:list-item>
          <text:p text:style-name="P50"><text:span text:style-name="T8"><text:s text:c="7"/></text:span><text:span text:style-name="T3">new</text:span><text:span text:style-name="T6"> Scenario() {</text:span></text:p>
        </text:list-item>
        <text:list-item>
          <text:p text:style-name="P60"><text:s text:c="8"/>{</text:p>
        </text:list-item>
        <text:list-item>
          <text:p text:style-name="P50"><text:span text:style-name="T6"><text:s text:c="12"/>expect(</text:span><text:span text:style-name="T12">list</text:span><text:span text:style-name="T6">).get(0);</text:span></text:p>
        </text:list-item>
        <text:list-item>
          <text:p text:style-name="P50"><text:span text:style-name="T6"><text:s text:c="12"/>expect().willReturn(</text:span><text:span text:style-name="T3">null</text:span><text:span text:style-name="T6">).occurs(</text:span><text:span text:style-name="T7">atLeast</text:span><text:span text:style-name="T6">(1));</text:span></text:p>
        </text:list-item>
        <text:list-item>
          <text:p text:style-name="P60"><text:s text:c="8"/>}</text:p>
        </text:list-item>
        <text:list-item>
          <text:p text:style-name="P60"><text:s text:c="4"/>};</text:p>
        </text:list-item>
        <text:list-item>
          <text:p text:style-name="P50"/>
        </text:list-item>
        <text:list-item>
          <text:p text:style-name="P50"><text:span text:style-name="T6"><text:s text:c="4"/></text:span><text:span text:style-name="T17">@Test</text:span></text:p>
        </text:list-item>
        <text:list-item>
          <text:p text:style-name="P50"><text:span text:style-name="T6"><text:s text:c="4"/></text:span><text:span text:style-name="T3">public</text:span><text:span text:style-name="T6"> </text:span><text:span text:style-name="T3">void</text:span><text:span text:style-name="T6"> testWithAppend() {</text:span></text:p>
        </text:list-item>
        <text:list-item>
          <text:p text:style-name="P50"><text:span text:style-name="T6"><text:s text:c="8"/>Story story = Story.</text:span><text:span text:style-name="T7">create</text:span><text:span text:style-name="T6">(</text:span><text:span text:style-name="T3">new</text:span><text:span text:style-name="T6"> Scenario() {</text:span></text:p>
        </text:list-item>
        <text:list-item>
          <text:p text:style-name="P60"><text:s text:c="12"/>{</text:p>
        </text:list-item>
        <text:list-item>
          <text:p text:style-name="P50"><text:span text:style-name="T6"><text:s text:c="16"/>append(</text:span><text:span text:style-name="T12">expectFirstElementReturnsNull</text:span><text:span text:style-name="T6">);</text:span></text:p>
        </text:list-item>
        <text:list-item>
          <text:p text:style-name="P50"><text:span text:style-name="T6"><text:s text:c="16"/>expect(</text:span><text:span text:style-name="T12">list</text:span><text:span text:style-name="T6">).add(</text:span><text:span text:style-name="T18">"hello!"</text:span><text:span text:style-name="T6">);</text:span></text:p>
        </text:list-item>
        <text:list-item>
          <text:p text:style-name="P60"><text:s text:c="16"/>occurs(1);</text:p>
        </text:list-item>
        <text:list-item>
          <text:p text:style-name="P60"><text:s text:c="12"/>}</text:p>
        </text:list-item>
        <text:list-item>
          <text:p text:style-name="P60"><text:s text:c="8"/>});</text:p>
        </text:list-item>
        <text:list-item>
          <text:p text:style-name="P50"/>
        </text:list-item>
        <text:list-item>
          <text:p text:style-name="P60"><text:s text:c="8"/>story.begin();</text:p>
        </text:list-item>
        <text:list-item>
          <text:p text:style-name="P50"><text:span text:style-name="T6"><text:s text:c="8"/></text:span><text:span text:style-name="T7">assertNull</text:span><text:span text:style-name="T6">(</text:span><text:span text:style-name="T12">list</text:span><text:span text:style-name="T6">.get(0));</text:span></text:p>
        </text:list-item>
        <text:list-item>
          <text:p text:style-name="P50"><text:span text:style-name="T6"><text:s text:c="8"/></text:span><text:span text:style-name="T12">list</text:span><text:span text:style-name="T6">.add(</text:span><text:span text:style-name="T18">"hello!"</text:span><text:span text:style-name="T6">);</text:span></text:p>
        </text:list-item>
        <text:list-item>
          <text:p text:style-name="P60"><text:s text:c="8"/>story.end();</text:p>
        </text:list-item>
        <text:list-item>
          <text:p text:style-name="P60"><text:s text:c="4"/>}</text:p>
        </text:list-item>
        <text:list-item>
          <text:p text:style-name="P60">}</text:p>
        </text:list-item>
      </text:list>
      <text:p text:style-name="Text_20_body"/>
      <text:h text:style-name="Heading_20_2" text:outline-level="2">Default invocation handlers</text:h>
      <text:p text:style-name="Text_20_body">If we strictly follow the logic of mocking and stubbing, then <text:span text:style-name="T2">every method of a mock should be stubbed or expected</text:span>.</text:p>
      <text:p text:style-name="P21">In practice, this sometimes generates more annoyance than benefits, in particular when considering the three common methods <text:span text:style-name="T15">toString</text:span>, <text:span text:style-name="T15">equals</text:span> and <text:span text:style-name="T15">hashCode</text:span>... The solution brought by Lmock is to provide a default implementation for those three functions, based on the underlying mock objects:</text:p>
      <text:list xml:id="list1193335293" text:style-name="L22">
        <text:list-item>
          <text:p text:style-name="P85"><text:span text:style-name="T15">toString</text:span> represents the mock as “<text:span text:style-name="T15">Mock(</text:span><text:span text:style-name="T16">class</text:span><text:span text:style-name="T15">)$</text:span><text:span text:style-name="T16">id</text:span>”, where <text:span text:style-name="T16">class</text:span> is the class of the faked interface and <text:span text:style-name="T16">id</text:span> is a unique identifier of the mock</text:p>
        </text:list-item>
        <text:list-item>
          <text:p text:style-name="P85"><text:span text:style-name="T15">equals</text:span> and <text:span text:style-name="T15">hashCode</text:span> are based on the equality of mocks</text:p>
        </text:list-item>
      </text:list>
      <text:p text:style-name="Text_20_body"/>
      <text:p text:style-name="P21"><text:soft-page-break/>This said, some tests may need to implement their own versions of those functions. Lmock allows to overwrite the default handlers by explicitly defining a stub or an expectation for those methods, as illustrated here-after:</text:p>
      <text:list xml:id="list249897196" text:style-name="L23">
        <text:list-item>
          <text:p text:style-name="P42"><text:span text:style-name="T3">public</text:span><text:span text:style-name="T6"> </text:span><text:span text:style-name="T3">class</text:span><text:span text:style-name="T6"> DefaultInvocationHandlersExample {</text:span></text:p>
        </text:list-item>
        <text:list-item>
          <text:p text:style-name="P51"><text:span text:style-name="T6"><text:s text:c="4"/></text:span><text:span text:style-name="T17">@SuppressWarnings</text:span><text:span text:style-name="T6">(</text:span><text:span text:style-name="T18">"unchecked"</text:span><text:span text:style-name="T6">)</text:span></text:p>
        </text:list-item>
        <text:list-item>
          <text:p text:style-name="P51"><text:span text:style-name="T6"><text:s text:c="4"/></text:span><text:span text:style-name="T3">final</text:span><text:span text:style-name="T6"> List&lt;String&gt; </text:span><text:span text:style-name="T12">list1</text:span><text:span text:style-name="T6"> = Mock.</text:span><text:span text:style-name="T7">getObject</text:span><text:span text:style-name="T6">(List.</text:span><text:span text:style-name="T3">class</text:span><text:span text:style-name="T6">);</text:span></text:p>
        </text:list-item>
        <text:list-item>
          <text:p text:style-name="P51"><text:span text:style-name="T6"><text:s text:c="4"/></text:span><text:span text:style-name="T17">@SuppressWarnings</text:span><text:span text:style-name="T6">(</text:span><text:span text:style-name="T18">"unchecked"</text:span><text:span text:style-name="T6">)</text:span></text:p>
        </text:list-item>
        <text:list-item>
          <text:p text:style-name="P51"><text:span text:style-name="T6"><text:s text:c="4"/></text:span><text:span text:style-name="T3">final</text:span><text:span text:style-name="T6"> List&lt;String&gt; </text:span><text:span text:style-name="T12">list2</text:span><text:span text:style-name="T6"> = Mock.</text:span><text:span text:style-name="T7">getObject</text:span><text:span text:style-name="T6">(List.</text:span><text:span text:style-name="T3">class</text:span><text:span text:style-name="T6">);</text:span></text:p>
        </text:list-item>
        <text:list-item>
          <text:p text:style-name="P51"/>
        </text:list-item>
        <text:list-item>
          <text:p text:style-name="P51"><text:span text:style-name="T6"><text:s text:c="4"/></text:span><text:span text:style-name="T17">@Test</text:span></text:p>
        </text:list-item>
        <text:list-item>
          <text:p text:style-name="P51"><text:span text:style-name="T6"><text:s text:c="4"/></text:span><text:span text:style-name="T3">public</text:span><text:span text:style-name="T6"> </text:span><text:span text:style-name="T3">void</text:span><text:span text:style-name="T6"> testDefaultInvocationHandlerExample() {</text:span></text:p>
        </text:list-item>
        <text:list-item>
          <text:p text:style-name="P51"><text:span text:style-name="T6"><text:s text:c="8"/></text:span><text:span text:style-name="T22">// The default implementation of common methods:</text:span></text:p>
        </text:list-item>
        <text:list-item>
          <text:p text:style-name="P51"><text:span text:style-name="T6"><text:s text:c="8"/></text:span><text:span text:style-name="T7">assertFalse</text:span><text:span text:style-name="T6">(</text:span><text:span text:style-name="T12">list1</text:span><text:span text:style-name="T6">.equals(</text:span><text:span text:style-name="T12">list2</text:span><text:span text:style-name="T6">));</text:span></text:p>
        </text:list-item>
        <text:list-item>
          <text:p text:style-name="P51"><text:span text:style-name="T6"><text:s text:c="8"/></text:span><text:span text:style-name="T7">assertEquals</text:span><text:span text:style-name="T6">(</text:span><text:span text:style-name="T18">"Mock(List)$0"</text:span><text:span text:style-name="T6">, </text:span><text:span text:style-name="T12">list1</text:span><text:span text:style-name="T6">.toString());</text:span></text:p>
        </text:list-item>
        <text:list-item>
          <text:p text:style-name="P51"><text:span text:style-name="T6"><text:s text:c="8"/></text:span><text:span text:style-name="T7">assertEquals</text:span><text:span text:style-name="T6">(</text:span><text:span text:style-name="T18">"Mock(List)$1"</text:span><text:span text:style-name="T6">, </text:span><text:span text:style-name="T12">list2</text:span><text:span text:style-name="T6">.toString());</text:span></text:p>
        </text:list-item>
        <text:list-item>
          <text:p text:style-name="P51"/>
        </text:list-item>
        <text:list-item>
          <text:p text:style-name="P51"><text:span text:style-name="T6"><text:s text:c="8"/></text:span><text:span text:style-name="T22">// </text:span><text:span text:style-name="T23">Overwrite</text:span><text:span text:style-name="T22"> those methods and replay the test:</text:span></text:p>
        </text:list-item>
        <text:list-item>
          <text:p text:style-name="P51"><text:span text:style-name="T6"><text:s text:c="8"/>Story story = Story.</text:span><text:span text:style-name="T7">create</text:span><text:span text:style-name="T6">(</text:span><text:span text:style-name="T3">new</text:span><text:span text:style-name="T6"> Scenario(), </text:span><text:span text:style-name="T3">new</text:span><text:span text:style-name="T6"> Stubs() {</text:span></text:p>
        </text:list-item>
        <text:list-item>
          <text:p text:style-name="P61"><text:s text:c="12"/>{</text:p>
        </text:list-item>
        <text:list-item>
          <text:p text:style-name="P51"><text:span text:style-name="T6"><text:s text:c="16"/>stub(</text:span><text:span text:style-name="T12">list1</text:span><text:span text:style-name="T6">).equals(</text:span><text:span text:style-name="T12">list2</text:span><text:span text:style-name="T6">);</text:span></text:p>
        </text:list-item>
        <text:list-item>
          <text:p text:style-name="P51"><text:span text:style-name="T6"><text:s text:c="16"/>willReturn(</text:span><text:span text:style-name="T3">true</text:span><text:span text:style-name="T6">);</text:span></text:p>
        </text:list-item>
        <text:list-item>
          <text:p text:style-name="P51"><text:span text:style-name="T6"><text:s text:c="16"/>stub(</text:span><text:span text:style-name="T12">list1</text:span><text:span text:style-name="T6">).toString();</text:span></text:p>
        </text:list-item>
        <text:list-item>
          <text:p text:style-name="P51"><text:span text:style-name="T6"><text:s text:c="16"/>willReturn(</text:span><text:span text:style-name="T18">"list#1"</text:span><text:span text:style-name="T6">);</text:span></text:p>
        </text:list-item>
        <text:list-item>
          <text:p text:style-name="P51"><text:span text:style-name="T6"><text:s text:c="16"/>stub(</text:span><text:span text:style-name="T12">list2</text:span><text:span text:style-name="T6">).toString();</text:span></text:p>
        </text:list-item>
        <text:list-item>
          <text:p text:style-name="P51"><text:span text:style-name="T6"><text:s text:c="16"/>willReturn(</text:span><text:span text:style-name="T18">"list#2"</text:span><text:span text:style-name="T6">);</text:span></text:p>
        </text:list-item>
        <text:list-item>
          <text:p text:style-name="P61"><text:s text:c="12"/>}</text:p>
        </text:list-item>
        <text:list-item>
          <text:p text:style-name="P61"><text:s text:c="8"/>});</text:p>
        </text:list-item>
        <text:list-item>
          <text:p text:style-name="P51"/>
        </text:list-item>
        <text:list-item>
          <text:p text:style-name="P61"><text:s text:c="8"/>story.begin();</text:p>
        </text:list-item>
        <text:list-item>
          <text:p text:style-name="P51"><text:span text:style-name="T6"><text:s text:c="8"/></text:span><text:span text:style-name="T7">assertEquals</text:span><text:span text:style-name="T6">(</text:span><text:span text:style-name="T12">list1</text:span><text:span text:style-name="T6">, </text:span><text:span text:style-name="T12">list2</text:span><text:span text:style-name="T6">);</text:span></text:p>
        </text:list-item>
        <text:list-item>
          <text:p text:style-name="P51"><text:span text:style-name="T6"><text:s text:c="8"/></text:span><text:span text:style-name="T7">assertEquals</text:span><text:span text:style-name="T6">(</text:span><text:span text:style-name="T18">"list#1"</text:span><text:span text:style-name="T6">, </text:span><text:span text:style-name="T12">list1</text:span><text:span text:style-name="T6">.toString());</text:span></text:p>
        </text:list-item>
        <text:list-item>
          <text:p text:style-name="P51"><text:span text:style-name="T6"><text:s text:c="8"/></text:span><text:span text:style-name="T7">assertEquals</text:span><text:span text:style-name="T6">(</text:span><text:span text:style-name="T18">"list#2"</text:span><text:span text:style-name="T6">, </text:span><text:span text:style-name="T12">list2</text:span><text:span text:style-name="T6">.toString());</text:span></text:p>
        </text:list-item>
        <text:list-item>
          <text:p text:style-name="P61"><text:s text:c="8"/>story.end();</text:p>
        </text:list-item>
        <text:list-item>
          <text:p text:style-name="P61"><text:s text:c="4"/>}</text:p>
        </text:list-item>
        <text:list-item>
          <text:p text:style-name="P61">}</text:p>
        </text:list-item>
      </text:list>
      <text:p text:style-name="Text_20_body"/>
      <text:h text:style-name="Heading_20_2" text:outline-level="2">Checkers</text:h>
      <text:p text:style-name="Text_20_body">Under many circumstances, the default argument clauses provided by Lmock are not sufficient to write your expectations.</text:p>
      <text:p text:style-name="P21">For example, let's consider an entity representing users in a database:</text:p>
      <text:p text:style-name="P28"><text:span text:style-name="T6"><text:s text:c="4"/></text:span><text:span text:style-name="T3">class</text:span><text:span text:style-name="T6"> User {</text:span></text:p>
      <text:p text:style-name="P25"><text:span text:style-name="T6"><text:s text:c="8"/></text:span><text:span text:style-name="T3">private</text:span><text:span text:style-name="T6"> </text:span><text:span text:style-name="T3">final</text:span><text:span text:style-name="T6"> String </text:span><text:span text:style-name="T12">firstName</text:span><text:span text:style-name="T6">, </text:span><text:span text:style-name="T12">lastName</text:span><text:span text:style-name="T6">;</text:span></text:p>
      <text:p text:style-name="P25"/>
      <text:p text:style-name="P26"><text:s text:c="8"/>User(String firstName, String lastName) {</text:p>
      <text:p text:style-name="P25"><text:span text:style-name="T6"><text:s text:c="12"/></text:span><text:span text:style-name="T3">this</text:span><text:span text:style-name="T6">.</text:span><text:span text:style-name="T12">firstName</text:span><text:span text:style-name="T6"> = firstName;</text:span></text:p>
      <text:p text:style-name="P25"><text:span text:style-name="T6"><text:s text:c="12"/></text:span><text:span text:style-name="T3">this</text:span><text:span text:style-name="T6">.</text:span><text:span text:style-name="T12">lastName</text:span><text:span text:style-name="T6"> = lastName;</text:span></text:p>
      <text:p text:style-name="P26"><text:s text:c="8"/>}</text:p>
      <text:p text:style-name="P25"/>
      <text:p text:style-name="P26"><text:s text:c="8"/>String lastName() {</text:p>
      <text:p text:style-name="P25"><text:span text:style-name="T6"><text:s text:c="12"/></text:span><text:span text:style-name="T3">return</text:span><text:span text:style-name="T6"> </text:span><text:span text:style-name="T12">lastName</text:span><text:span text:style-name="T6">;</text:span></text:p>
      <text:p text:style-name="P26"><text:s text:c="8"/>}</text:p>
      <text:p text:style-name="P25"/>
      <text:p text:style-name="P26"><text:soft-page-break/><text:s text:c="8"/>String firstName() {</text:p>
      <text:p text:style-name="P25"><text:span text:style-name="T6"><text:s text:c="12"/></text:span><text:span text:style-name="T3">return</text:span><text:span text:style-name="T6"> </text:span><text:span text:style-name="T12">firstName</text:span><text:span text:style-name="T6">;</text:span></text:p>
      <text:p text:style-name="P26"><text:s text:c="8"/>}</text:p>
      <text:p text:style-name="P26"><text:s text:c="4"/>}</text:p>
      <text:p text:style-name="P14"/>
      <text:p text:style-name="P21">And assume a DAO layer that persists users:</text:p>
      <text:p text:style-name="P28"><text:span text:style-name="T6"><text:s text:c="4"/></text:span><text:span text:style-name="T3">interface</text:span><text:span text:style-name="T6"> UserDao {</text:span></text:p>
      <text:p text:style-name="P28"><text:span text:style-name="T6"><text:s text:c="8"/></text:span><text:span text:style-name="T3">void</text:span><text:span text:style-name="T6"> persist(User user);</text:span></text:p>
      <text:p text:style-name="P29"><text:s text:c="4"/>}</text:p>
      <text:p text:style-name="P14"/>
      <text:p text:style-name="P21">We would like to test a service layer able to create and persist users, based on the DAO:</text:p>
      <text:p text:style-name="P28"><text:span text:style-name="T6"><text:s text:c="4"/></text:span><text:span text:style-name="T3">class</text:span><text:span text:style-name="T6"> UserDaoService {</text:span></text:p>
      <text:p text:style-name="P28"><text:span text:style-name="T6"><text:s text:c="8"/></text:span><text:span text:style-name="T3">private</text:span><text:span text:style-name="T6"> </text:span><text:span text:style-name="T3">final</text:span><text:span text:style-name="T6"> UserDao </text:span><text:span text:style-name="T12">dao</text:span><text:span text:style-name="T6">;</text:span></text:p>
      <text:p text:style-name="P28"/>
      <text:p text:style-name="P29"><text:s text:c="8"/>UserDaoService(UserDao dao) {</text:p>
      <text:p text:style-name="P28"><text:span text:style-name="T6"><text:s text:c="12"/></text:span><text:span text:style-name="T3">this</text:span><text:span text:style-name="T6">.</text:span><text:span text:style-name="T12">dao</text:span><text:span text:style-name="T6"> = dao;</text:span></text:p>
      <text:p text:style-name="P29"><text:s text:c="8"/>}</text:p>
      <text:p text:style-name="P28"/>
      <text:p text:style-name="P28"><text:span text:style-name="T6"><text:s text:c="8"/></text:span><text:span text:style-name="T3">void</text:span><text:span text:style-name="T6"> createUser(String firstName, String lastName) {</text:span></text:p>
      <text:p text:style-name="P28"><text:span text:style-name="T6"><text:s text:c="12"/></text:span><text:span text:style-name="T12">dao</text:span><text:span text:style-name="T6">.persist(</text:span><text:span text:style-name="T3">new</text:span><text:span text:style-name="T6"> User(firstName, lastName));</text:span></text:p>
      <text:p text:style-name="P29"><text:s text:c="8"/>}</text:p>
      <text:p text:style-name="P29"><text:s text:c="4"/>}</text:p>
      <text:p text:style-name="Text_20_body"/>
      <text:p text:style-name="Text_20_body">One obvious test would be to call create user and verify that it actually persists a new user entity (with the same first and last name).</text:p>
      <text:p text:style-name="Text_20_body">To do so, we will create a mock for the DAO layer and specify an expectation on a specific user entity. The problem is to check that entity argument. We could override the equals method of the <text:span text:style-name="T15">User</text:span> entity, but that would mean an “intrusion” in the tested program, which is not acceptable (a test remains a test).</text:p>
      <text:p text:style-name="P21"><text:soft-page-break/>The solution is to create a checker for the <text:span text:style-name="T15">User</text:span> entity, validating the expected first name and last name:</text:p>
      <text:p text:style-name="P31"><text:span text:style-name="T3">import</text:span><text:span text:style-name="T6"> com.vmware.lmock.checker.Checker;</text:span></text:p>
      <text:p text:style-name="P32">…</text:p>
      <text:p text:style-name="P28"><text:span text:style-name="T6"><text:s text:c="4"/></text:span><text:span text:style-name="T3">class</text:span><text:span text:style-name="T6"> UserChecker </text:span><text:span text:style-name="T3">implements</text:span><text:span text:style-name="T6"> Checker&lt;User&gt; {</text:span></text:p>
      <text:p text:style-name="P28"><text:span text:style-name="T6"><text:s text:c="8"/></text:span><text:span text:style-name="T3">private</text:span><text:span text:style-name="T6"> </text:span><text:span text:style-name="T3">final</text:span><text:span text:style-name="T6"> String </text:span><text:span text:style-name="T12">firstName</text:span><text:span text:style-name="T6">, </text:span><text:span text:style-name="T12">lastName</text:span><text:span text:style-name="T6">;</text:span></text:p>
      <text:p text:style-name="P28"/>
      <text:p text:style-name="P29"><text:s text:c="8"/>UserChecker(String firstName, String lastName) {</text:p>
      <text:p text:style-name="P28"><text:span text:style-name="T6"><text:s text:c="12"/></text:span><text:span text:style-name="T3">this</text:span><text:span text:style-name="T6">.</text:span><text:span text:style-name="T12">firstName</text:span><text:span text:style-name="T6"> = firstName;</text:span></text:p>
      <text:p text:style-name="P28"><text:span text:style-name="T6"><text:s text:c="12"/></text:span><text:span text:style-name="T3">this</text:span><text:span text:style-name="T6">.</text:span><text:span text:style-name="T12">lastName</text:span><text:span text:style-name="T6"> = lastName;</text:span></text:p>
      <text:p text:style-name="P29"><text:s text:c="8"/>}</text:p>
      <text:p text:style-name="P28"/>
      <text:p text:style-name="P28"><text:span text:style-name="T6"><text:s text:c="8"/></text:span><text:span text:style-name="T17">@Override</text:span></text:p>
      <text:p text:style-name="P28"><text:span text:style-name="T6"><text:s text:c="8"/></text:span><text:span text:style-name="T3">public</text:span><text:span text:style-name="T6"> </text:span><text:span text:style-name="T3">boolean</text:span><text:span text:style-name="T6"> valueIsCompatibleWith(User value) {</text:span></text:p>
      <text:p text:style-name="P28"><text:span text:style-name="T6"><text:s text:c="12"/></text:span><text:span text:style-name="T3">return</text:span><text:span text:style-name="T6"> </text:span><text:span text:style-name="T12">firstName</text:span><text:span text:style-name="T6">.equals(value.firstName())</text:span></text:p>
      <text:p text:style-name="P28"><text:span text:style-name="T6"><text:s text:c="20"/>&amp;&amp; </text:span><text:span text:style-name="T12">lastName</text:span><text:span text:style-name="T6">.equals(value.lastName());</text:span></text:p>
      <text:p text:style-name="P29"><text:s text:c="8"/>}</text:p>
      <text:p text:style-name="P28"/>
      <text:p text:style-name="P28"><text:span text:style-name="T6"><text:s text:c="8"/></text:span><text:span text:style-name="T17">@Override</text:span></text:p>
      <text:p text:style-name="P28"><text:span text:style-name="T6"><text:s text:c="8"/></text:span><text:span text:style-name="T3">public</text:span><text:span text:style-name="T6"> Class&lt;?&gt; getRelatedClass() {</text:span></text:p>
      <text:p text:style-name="P28"><text:span text:style-name="T6"><text:s text:c="12"/></text:span><text:span text:style-name="T3">return</text:span><text:span text:style-name="T6"> User.</text:span><text:span text:style-name="T3">class</text:span><text:span text:style-name="T6">;</text:span></text:p>
      <text:p text:style-name="P29"><text:s text:c="8"/>}</text:p>
      <text:p text:style-name="P29"><text:s text:c="4"/>}</text:p>
      <text:p text:style-name="P32"/>
      <text:p text:style-name="Text_20_body">Thanks to this checker, validating the invocations to the persist method becomes quite easy: simply use an argument clause, with a user checker as argument:</text:p>
      <text:p text:style-name="P33"><text:span text:style-name="T6"><text:s text:c="4"/></text:span><text:span text:style-name="T17">@Test</text:span></text:p>
      <text:p text:style-name="P28"><text:span text:style-name="T6"><text:s text:c="4"/></text:span><text:span text:style-name="T3">public</text:span><text:span text:style-name="T6"> </text:span><text:span text:style-name="T3">void</text:span><text:span text:style-name="T6"> testUserChecker() {</text:span></text:p>
      <text:p text:style-name="P28"><text:span text:style-name="T6"><text:s text:c="8"/></text:span><text:span text:style-name="T3">final</text:span><text:span text:style-name="T6"> UserDao dao = Mock.</text:span><text:span text:style-name="T7">getObject</text:span><text:span text:style-name="T6">(UserDao.</text:span><text:span text:style-name="T3">class</text:span><text:span text:style-name="T6">);</text:span></text:p>
      <text:p text:style-name="P28"><text:span text:style-name="T6"><text:s text:c="8"/>Story story = Story.</text:span><text:span text:style-name="T7">create</text:span><text:span text:style-name="T6">(</text:span><text:span text:style-name="T3">new</text:span><text:span text:style-name="T6"> Scenario() {</text:span></text:p>
      <text:p text:style-name="P29"><text:s text:c="12"/>{</text:p>
      <text:p text:style-name="P28"><text:span text:style-name="T6"><text:s text:c="16"/>expect(dao).persist(with(</text:span><text:span text:style-name="T3">new</text:span><text:span text:style-name="T6"> UserChecker(</text:span><text:span text:style-name="T18">"john"</text:span><text:span text:style-name="T6">, </text:span><text:span text:style-name="T18">"doe"</text:span><text:span text:style-name="T6">)));</text:span></text:p>
      <text:p text:style-name="P29"><text:s text:c="16"/>occurs(1);</text:p>
      <text:p text:style-name="P29"><text:s text:c="12"/>}</text:p>
      <text:p text:style-name="P29"><text:s text:c="8"/>});</text:p>
      <text:p text:style-name="P28"/>
      <text:p text:style-name="P29"><text:s text:c="8"/>story.begin();</text:p>
      <text:p text:style-name="P28"><text:span text:style-name="T6"><text:s text:c="8"/>UserDaoService instance = </text:span><text:span text:style-name="T3">new</text:span><text:span text:style-name="T6"> UserDaoService(dao);</text:span></text:p>
      <text:p text:style-name="P28"><text:span text:style-name="T6"><text:s text:c="8"/>instance.createUser(</text:span><text:span text:style-name="T18">"john"</text:span><text:span text:style-name="T6">, </text:span><text:span text:style-name="T18">"doe"</text:span><text:span text:style-name="T6">);</text:span></text:p>
      <text:p text:style-name="P29"><text:s text:c="8"/>story.end();</text:p>
      <text:p text:style-name="P29"><text:s text:c="4"/>}</text:p>
      <text:p text:style-name="Text_20_body"/>
      <text:p text:style-name="P1">Note: before writing a new checker, you are encouraged to see if one of the default checkers provided by the package <text:span text:style-name="T15">com.vmware.checker</text:span> could fit you requirements.</text:p>
      <text:h text:style-name="Heading_20_2" text:outline-level="2">Get rid of the ceremonials, create masquerades</text:h>
      <text:p text:style-name="Text_20_body">The goal of <text:span text:style-name="T2">masquerades</text:span> is to provide a more straightforward method to write scenarios, stubs and stories, by mixing all the concepts in your code.</text:p>
      <text:p text:style-name="Text_20_body">Up to now, we have seen that this required to follow a certain paradigm: create the scenario, create the stubs, create the story, begin the story, end the story. A masquerade hides all the implementation details <text:soft-page-break/>by offering a much simpler syntax.</text:p>
      <text:p text:style-name="Text_20_body">A masquerade is driven by a <text:span text:style-name="T2">schemer</text:span> in charge of automatically managing a story and inject stubs and expectations on the basis of your <text:span text:style-name="T2">directives</text:span>.</text:p>
      <text:p text:style-name="P21">In other words, rather than writing:</text:p>
      <text:p text:style-name="P28"><text:span text:style-name="T6"><text:s text:c="8"/>Scenario scenario = </text:span><text:span text:style-name="T3">new</text:span><text:span text:style-name="T6"> Scenario() {</text:span></text:p>
      <text:p text:style-name="P29"><text:s text:c="12"/>{</text:p>
      <text:p text:style-name="P28"><text:span text:style-name="T6"><text:s text:c="16"/></text:span><text:span text:style-name="T22">// Your expectations.</text:span></text:p>
      <text:p text:style-name="P29"><text:s text:c="12"/>}</text:p>
      <text:p text:style-name="P29"><text:s text:c="8"/>};</text:p>
      <text:p text:style-name="P28"><text:span text:style-name="T6"><text:s text:c="8"/>Stubs stubs = </text:span><text:span text:style-name="T3">new</text:span><text:span text:style-name="T6"> Stubs() {</text:span></text:p>
      <text:p text:style-name="P29"><text:s text:c="12"/>{</text:p>
      <text:p text:style-name="P28"><text:span text:style-name="T6"><text:s text:c="16"/></text:span><text:span text:style-name="T22">// Your stubs</text:span></text:p>
      <text:p text:style-name="P29"><text:s text:c="12"/>}</text:p>
      <text:p text:style-name="P29"><text:s text:c="8"/>};</text:p>
      <text:p text:style-name="P29"><text:s text:c="8"/>Story story = Story.<text:span text:style-name="T20">create</text:span>(scenario, stubs);</text:p>
      <text:p text:style-name="P29"><text:s text:c="8"/>story.begin();</text:p>
      <text:p text:style-name="P28"><text:span text:style-name="T6"><text:s text:c="8"/></text:span><text:span text:style-name="T22">// Your test</text:span></text:p>
      <text:p text:style-name="P29"><text:s text:c="8"/>story.end();</text:p>
      <text:p text:style-name="Text_20_body"/>
      <text:p text:style-name="P21">You simply have to import the schemer and write:</text:p>
      <text:p text:style-name="P29"><text:s text:c="8"/><text:span text:style-name="T20">begin</text:span>();</text:p>
      <text:p text:style-name="P28"><text:span text:style-name="T6"><text:s text:c="8"/></text:span><text:span text:style-name="T22">// Your expectations, your stubs, your test</text:span></text:p>
      <text:p text:style-name="P30"><text:span text:style-name="T9"><text:s text:c="8"/></text:span><text:span text:style-name="T10">end</text:span><text:span text:style-name="T9">();</text:span></text:p>
      <text:p text:style-name="P14"/>
      <text:p text:style-name="Text_20_body">You can mix new expectations and stubs with your actual test, or still use a clear section for each part, as you wish...</text:p>
      <text:p text:style-name="Text_20_body">The directives follow a pretty simple syntax that you may think of as “<text:span text:style-name="T21">the test will...</text:span>” (for example, the test will invoke this method this number of times). More synthetically, the syntax of directives complies with the following graph:</text:p>
      <text:p text:style-name="Text_20_body"/>
      <text:p text:style-name="Text_20_body"><draw:frame draw:style-name="fr1" draw:name="Object1" text:anchor-type="paragraph" svg:x="0.6917in" svg:y="-0.0047in" svg:width="5.5425in" svg:height="5.428in" draw:z-index="0"><draw:object xlink:href="./Object 1" xlink:type="simple" xlink:show="embed" xlink:actuate="onLoad"/><draw:image xlink:href="./ObjectReplacements/Object 1" xlink:type="simple" xlink:show="embed" xlink:actuate="onLoad"/></draw:frame><text:soft-page-break/></text:p>
      <text:p text:style-name="P21"><text:soft-page-break/>This means that you have three possible combinations to create directives:</text:p>
      <text:list xml:id="list1399876824" text:style-name="L24">
        <text:list-item>
          <text:p text:style-name="P86">Create an expectation for <text:span text:style-name="T15">mock.method(arguments...)</text:span> conforming to <text:span text:style-name="T15">occurrences</text:span>:</text:p>
          <text:list>
            <text:list-item>
              <text:p text:style-name="P86"><text:span text:style-name="T15">willInvoke(</text:span><text:span text:style-name="T16">occurrences</text:span><text:span text:style-name="T15">).of(</text:span><text:span text:style-name="T16">mock</text:span><text:span text:style-name="T15">).method(</text:span><text:span text:style-name="T16">arguments...</text:span><text:span text:style-name="T15">)</text:span></text:p>
            </text:list-item>
          </text:list>
        </text:list-item>
        <text:list-item>
          <text:p text:style-name="P86">Create a stub applying <text:span text:style-name="T15">result</text:span> when <text:span text:style-name="T15">mock.method(arguments...)</text:span> is invoked:</text:p>
          <text:list>
            <text:list-item>
              <text:p text:style-name="P86"><text:span text:style-name="T15">willReturn|Throw(</text:span><text:span text:style-name="T16">result</text:span><text:span text:style-name="T15">).when(</text:span><text:span text:style-name="T16">mock</text:span><text:span text:style-name="T15">).method(</text:span><text:span text:style-name="T16">arguments...</text:span><text:span text:style-name="T15">)</text:span></text:p>
            </text:list-item>
          </text:list>
        </text:list-item>
        <text:list-item>
          <text:p text:style-name="P86">Create an expectation for which the invocation result is specified:</text:p>
          <text:list>
            <text:list-item>
              <text:p text:style-name="P86"><text:span text:style-name="T15">willInvoke(</text:span><text:span text:style-name="T16">occurrences</text:span><text:span text:style-name="T15">).willReturn|Throw(</text:span><text:span text:style-name="T16">result</text:span><text:span text:style-name="T15">).when(</text:span><text:span text:style-name="T16">mock</text:span><text:span text:style-name="T15">).method(</text:span><text:span text:style-name="T16">arguments...</text:span><text:span text:style-name="T15">)</text:span></text:p>
            </text:list-item>
          </text:list>
        </text:list-item>
      </text:list>
      <text:p text:style-name="P14"/>
      <text:p text:style-name="P21">The following example gives an illustration of masquerades:</text:p>
      <text:list xml:id="list362605292" text:style-name="L25">
        <text:list-item>
          <text:p text:style-name="P43"><text:span text:style-name="T3">package</text:span><text:span text:style-name="T6"> com.vmware.lmock.example.tutorial;</text:span></text:p>
        </text:list-item>
        <text:list-item>
          <text:p text:style-name="P52"/>
        </text:list-item>
        <text:list-item>
          <text:p text:style-name="P52"><text:span text:style-name="T3">import</text:span><text:span text:style-name="T6"> </text:span><text:span text:style-name="T3">static</text:span><text:span text:style-name="T6"> com.vmware.lmock.checker.Occurrences.</text:span><text:span text:style-name="T7">atLeast</text:span><text:span text:style-name="T6">;</text:span></text:p>
        </text:list-item>
        <text:list-item>
          <text:p text:style-name="P52"><text:span text:style-name="T3">import</text:span><text:span text:style-name="T6"> </text:span><text:span text:style-name="T3">static</text:span><text:span text:style-name="T6"> com.vmware.lmock.masquerade.Schemer.</text:span><text:span text:style-name="T7">*</text:span><text:span text:style-name="T6">;</text:span></text:p>
        </text:list-item>
        <text:list-item>
          <text:p text:style-name="P52"><text:span text:style-name="T3">import</text:span><text:span text:style-name="T6"> com.vmware.lmock.impl.Mock;</text:span></text:p>
        </text:list-item>
        <text:list-item>
          <text:p text:style-name="P62">…</text:p>
        </text:list-item>
        <text:list-item>
          <text:p text:style-name="P52"><text:span text:style-name="T3">public</text:span><text:span text:style-name="T6"> </text:span><text:span text:style-name="T3">class</text:span><text:span text:style-name="T6"> MasqueradeExample {</text:span></text:p>
        </text:list-item>
        <text:list-item>
          <text:p text:style-name="P52"><text:span text:style-name="T6"><text:s text:c="4"/></text:span><text:span text:style-name="T17">@Test</text:span></text:p>
        </text:list-item>
        <text:list-item>
          <text:p text:style-name="P52"><text:span text:style-name="T6"><text:s text:c="4"/></text:span><text:span text:style-name="T3">public</text:span><text:span text:style-name="T6"> </text:span><text:span text:style-name="T3">void</text:span><text:span text:style-name="T6"> testAList() {</text:span></text:p>
        </text:list-item>
        <text:list-item>
          <text:p text:style-name="P52"><text:span text:style-name="T6"><text:s text:c="8"/></text:span><text:span text:style-name="T17">@SuppressWarnings</text:span><text:span text:style-name="T6">(</text:span><text:span text:style-name="T18">"unchecked"</text:span><text:span text:style-name="T6">)</text:span></text:p>
        </text:list-item>
        <text:list-item>
          <text:p text:style-name="P52"><text:span text:style-name="T6"><text:s text:c="8"/></text:span><text:span text:style-name="T3">final</text:span><text:span text:style-name="T6"> List&lt;String&gt; list = Mock.</text:span><text:span text:style-name="T7">getObject</text:span><text:span text:style-name="T6">(List.</text:span><text:span text:style-name="T3">class</text:span><text:span text:style-name="T6">);</text:span></text:p>
        </text:list-item>
        <text:list-item>
          <text:p text:style-name="P52"/>
        </text:list-item>
        <text:list-item>
          <text:p text:style-name="P62"><text:s text:c="8"/><text:span text:style-name="T20">begin</text:span>();</text:p>
        </text:list-item>
        <text:list-item>
          <text:p text:style-name="P52"/>
        </text:list-item>
        <text:list-item>
          <text:p text:style-name="P52"><text:span text:style-name="T6"><text:s text:c="8"/></text:span><text:span text:style-name="T22">// The user may verify that the list is empty and add strings.</text:span></text:p>
        </text:list-item>
        <text:list-item>
          <text:p text:style-name="P52"><text:span text:style-name="T6"><text:s text:c="8"/></text:span><text:span text:style-name="T7">willReturn</text:span><text:span text:style-name="T6">(</text:span><text:span text:style-name="T3">true</text:span><text:span text:style-name="T6">).when(list).isEmpty();</text:span></text:p>
        </text:list-item>
        <text:list-item>
          <text:p text:style-name="P52"><text:span text:style-name="T6"><text:s text:c="8"/></text:span><text:span text:style-name="T7">willInvoke</text:span><text:span text:style-name="T6">(</text:span><text:span text:style-name="T7">atLeast</text:span><text:span text:style-name="T6">(1)).of(list).add(</text:span><text:span text:style-name="T7">aNonNullOf</text:span><text:span text:style-name="T6">(String.</text:span><text:span text:style-name="T3">class</text:span><text:span text:style-name="T6">));</text:span></text:p>
        </text:list-item>
        <text:list-item>
          <text:p text:style-name="P52"/>
        </text:list-item>
        <text:list-item>
          <text:p text:style-name="P52"><text:span text:style-name="T6"><text:s text:c="8"/></text:span><text:span text:style-name="T22">// Run this portion of test...</text:span></text:p>
        </text:list-item>
        <text:list-item>
          <text:p text:style-name="P52"><text:span text:style-name="T6"><text:s text:c="8"/></text:span><text:span text:style-name="T3">if</text:span><text:span text:style-name="T6"> (list.isEmpty()) {</text:span></text:p>
        </text:list-item>
        <text:list-item>
          <text:p text:style-name="P52"><text:span text:style-name="T6"><text:s text:c="12"/>list.add(</text:span><text:span text:style-name="T18">"string 1"</text:span><text:span text:style-name="T6">);</text:span></text:p>
        </text:list-item>
        <text:list-item>
          <text:p text:style-name="P52"><text:span text:style-name="T6"><text:s text:c="12"/>list.add(</text:span><text:span text:style-name="T18">"string 2"</text:span><text:span text:style-name="T6">);</text:span></text:p>
        </text:list-item>
        <text:list-item>
          <text:p text:style-name="P62"><text:s text:c="8"/>}</text:p>
        </text:list-item>
        <text:list-item>
          <text:p text:style-name="P52"/>
        </text:list-item>
        <text:list-item>
          <text:p text:style-name="P52"><text:span text:style-name="T6"><text:s text:c="8"/></text:span><text:span text:style-name="T22">// Now the user will read back the values.</text:span></text:p>
        </text:list-item>
        <text:list-item>
          <text:p text:style-name="P52"><text:span text:style-name="T6"><text:s text:c="8"/></text:span><text:span text:style-name="T7">willInvoke</text:span><text:span text:style-name="T6">(1).willReturn(</text:span><text:span text:style-name="T18">"string 1"</text:span><text:span text:style-name="T6">).when(list).get(0);</text:span></text:p>
        </text:list-item>
        <text:list-item>
          <text:p text:style-name="P52"><text:span text:style-name="T6"><text:s text:c="8"/></text:span><text:span text:style-name="T7">willInvoke</text:span><text:span text:style-name="T6">(1).willReturn(</text:span><text:span text:style-name="T18">"string 2"</text:span><text:span text:style-name="T6">).when(list).get(1);</text:span></text:p>
        </text:list-item>
        <text:list-item>
          <text:p text:style-name="P52"/>
        </text:list-item>
        <text:list-item>
          <text:p text:style-name="P52"><text:span text:style-name="T6"><text:s text:c="8"/></text:span><text:span text:style-name="T7">assertEquals</text:span><text:span text:style-name="T6">(</text:span><text:span text:style-name="T18">"string 1"</text:span><text:span text:style-name="T6">, list.get(0));</text:span></text:p>
        </text:list-item>
        <text:list-item>
          <text:p text:style-name="P52"><text:span text:style-name="T6"><text:s text:c="8"/></text:span><text:span text:style-name="T7">assertEquals</text:span><text:span text:style-name="T6">(</text:span><text:span text:style-name="T18">"string 2"</text:span><text:span text:style-name="T6">, list.get(1));</text:span></text:p>
        </text:list-item>
        <text:list-item>
          <text:p text:style-name="P52"/>
        </text:list-item>
        <text:list-item>
          <text:p text:style-name="P62"><text:s text:c="8"/><text:span text:style-name="T20">end</text:span>();</text:p>
        </text:list-item>
        <text:list-item>
          <text:p text:style-name="P62"><text:s text:c="4"/>}</text:p>
        </text:list-item>
        <text:list-item>
          <text:p text:style-name="P62">}</text:p>
        </text:list-item>
      </text:list>
      <text:p text:style-name="Text_20_body"/>
      <text:p text:style-name="Text_20_body">Finally, you can mix masquerades with “traditional” scenarios and stubs, using the <text:span text:style-name="T15">append</text:span> clause, hence re-use predefined patterns in your tests.</text:p>
      <text:h text:style-name="Heading_20_2" text:outline-level="2"><text:soft-page-break/>Tips: class specialization</text:h>
      <text:p text:style-name="Text_20_body">Lmock implements a pretty complete process regarding the validation of the classes of arguments passed to an invocation. In particular, the argument clauses allow to specialize the class of arguments to subclasses of the initially expected type.</text:p>
      <text:p text:style-name="P21">For example, let's consider a list of objects. You can use the argument clauses to impose that add(Object item) explicitly expects strings rather than general objects:</text:p>
      <text:list xml:id="list1561044843" text:style-name="L26">
        <text:list-item>
          <text:p text:style-name="P44"><text:span text:style-name="T3">import</text:span><text:span text:style-name="T6"> com.vmware.lmock.impl.Mock;</text:span></text:p>
        </text:list-item>
        <text:list-item>
          <text:p text:style-name="P53"><text:span text:style-name="T3">import</text:span><text:span text:style-name="T6"> com.vmware.lmock.impl.Scenario;</text:span></text:p>
        </text:list-item>
        <text:list-item>
          <text:p text:style-name="P53"><text:span text:style-name="T3">import</text:span><text:span text:style-name="T6"> com.vmware.lmock.impl.Story;</text:span></text:p>
        </text:list-item>
        <text:list-item>
          <text:p text:style-name="P53"><text:span text:style-name="T3">import</text:span><text:span text:style-name="T6"> </text:span><text:span text:style-name="T3">static</text:span><text:span text:style-name="T6"> com.vmware.lmock.checker.Occurrences.*;</text:span></text:p>
        </text:list-item>
        <text:list-item>
          <text:p text:style-name="P69"/>
        </text:list-item>
        <text:list-item>
          <text:p text:style-name="P53"><text:span text:style-name="T3">public</text:span><text:span text:style-name="T6"> </text:span><text:span text:style-name="T3">class</text:span><text:span text:style-name="T6"> ClassSpecializationExample {</text:span></text:p>
        </text:list-item>
        <text:list-item>
          <text:p text:style-name="P53"><text:span text:style-name="T6"><text:s text:c="4"/></text:span><text:span text:style-name="T17">@SuppressWarnings</text:span><text:span text:style-name="T6">(</text:span><text:span text:style-name="T18">"unchecked"</text:span><text:span text:style-name="T6">)</text:span></text:p>
        </text:list-item>
        <text:list-item>
          <text:p text:style-name="P53"><text:span text:style-name="T6"><text:s text:c="4"/></text:span><text:span text:style-name="T3">private</text:span><text:span text:style-name="T6"> </text:span><text:span text:style-name="T3">final</text:span><text:span text:style-name="T6"> List&lt;Object&gt; </text:span><text:span text:style-name="T12">list</text:span><text:span text:style-name="T6"> = Mock.</text:span><text:span text:style-name="T7">getObject</text:span><text:span text:style-name="T6">(List.</text:span><text:span text:style-name="T3">class</text:span><text:span text:style-name="T6">);</text:span></text:p>
        </text:list-item>
        <text:list-item>
          <text:p text:style-name="P53"/>
        </text:list-item>
        <text:list-item>
          <text:p text:style-name="P53"><text:span text:style-name="T6"><text:s text:c="4"/></text:span><text:span text:style-name="T17">@Test</text:span></text:p>
        </text:list-item>
        <text:list-item>
          <text:p text:style-name="P53"><text:span text:style-name="T6"><text:s text:c="4"/></text:span><text:span text:style-name="T3">public</text:span><text:span text:style-name="T6"> </text:span><text:span text:style-name="T3">void</text:span><text:span text:style-name="T6"> testAddWithStringsOnly() {</text:span></text:p>
        </text:list-item>
        <text:list-item>
          <text:p text:style-name="P53"><text:span text:style-name="T6"><text:s text:c="8"/>Story story = Story.</text:span><text:span text:style-name="T7">create</text:span><text:span text:style-name="T6">(</text:span><text:span text:style-name="T3">new</text:span><text:span text:style-name="T6"> Scenario() {</text:span></text:p>
        </text:list-item>
        <text:list-item>
          <text:p text:style-name="P63"><text:s text:c="12"/>{</text:p>
        </text:list-item>
        <text:list-item>
          <text:p text:style-name="P53"><text:span text:style-name="T6"><text:s text:c="16"/>expect(</text:span><text:span text:style-name="T12">list</text:span><text:span text:style-name="T6">).add(aNonNullOf(String.</text:span><text:span text:style-name="T3">class</text:span><text:span text:style-name="T6">));</text:span></text:p>
        </text:list-item>
        <text:list-item>
          <text:p text:style-name="P63"><text:s text:c="16"/>occurs(<text:span text:style-name="T20">atLeast</text:span>(1));</text:p>
        </text:list-item>
        <text:list-item>
          <text:p text:style-name="P63"><text:s text:c="12"/>}</text:p>
        </text:list-item>
        <text:list-item>
          <text:p text:style-name="P63"><text:s text:c="8"/>});</text:p>
        </text:list-item>
        <text:list-item>
          <text:p text:style-name="P63"><text:s text:c="8"/>story.begin();</text:p>
        </text:list-item>
        <text:list-item>
          <text:p text:style-name="P53"><text:span text:style-name="T6"><text:s text:c="8"/></text:span><text:span text:style-name="T12">list</text:span><text:span text:style-name="T6">.add(</text:span><text:span text:style-name="T18">"hello world"</text:span><text:span text:style-name="T6">);</text:span></text:p>
        </text:list-item>
        <text:list-item>
          <text:p text:style-name="P53"><text:span text:style-name="T6"><text:s text:c="8"/></text:span><text:span text:style-name="T12">list</text:span><text:span text:style-name="T6">.add(5);</text:span></text:p>
        </text:list-item>
        <text:list-item>
          <text:p text:style-name="P63"><text:s text:c="8"/>story.end();</text:p>
        </text:list-item>
        <text:list-item>
          <text:p text:style-name="P63"><text:s text:c="4"/>}</text:p>
        </text:list-item>
        <text:list-item>
          <text:p text:style-name="P63">}</text:p>
        </text:list-item>
      </text:list>
      <text:p text:style-name="Text_20_body"/>
      <text:p text:style-name="P21">The invocation on line 19 will pass, since the argument is a string, but the invocation on line 20 causes an exception, since the argument is an integer:</text:p>
      <text:p text:style-name="P16">com.vmware.lmock.exception.UnexpectedInvocationError: expectation error: unexpected invocation of 'Mock(List)$0.add(5)'</text:p>
      <text:p text:style-name="P16">what happened up to now:</text:p>
      <text:p text:style-name="P14">satisfied 1 times: interface java.util.List.add(String!=null):void/[1..]</text:p>
      <text:h text:style-name="Heading_20_2" text:outline-level="2">Tips: array arguments</text:h>
      <text:p text:style-name="Text_20_body">The strategy of Lmock regarding arrays is the following:</text:p>
      <text:list xml:id="list274183145" text:style-name="L27">
        <text:list-item>
          <text:p text:style-name="P72">When an array is an argument of an expectation or a stub, keep the reference to that array</text:p>
        </text:list-item>
        <text:list-item>
          <text:p text:style-name="P72">Whenever the corresponding method is invoked, check each element of the argument with the current contents of the reference</text:p>
        </text:list-item>
      </text:list>
      <text:p text:style-name="Text_20_body">This means that you can adopt different strategies concerning the way you expect such arguments.</text:p>
      <text:p text:style-name="Text_20_body">The first strategy is to define the expected values as a constant array. Any array that has exactly the same contents than your reference is considered as equal, even if it's not the same object.</text:p>
      <text:p text:style-name="Text_20_body">The second strategy is to create your own array as reference, so that it can be modified during your <text:soft-page-break/>tests. Once again, an argument will be considered as equal to your array as long as its contents are the same.</text:p>
      <text:p text:style-name="P21">To illustrate those cases, let's take the following example: a reservoir (represented by the <text:span text:style-name="T15">Reservoir</text:span> interface) is filled by a <text:span text:style-name="T15">Supplier</text:span> (the class under test):</text:p>
      <text:p text:style-name="P12"><text:span text:style-name="T6"><text:s text:c="4"/></text:span><text:span text:style-name="T3">interface</text:span><text:span text:style-name="T6"> Reservoir {</text:span></text:p>
      <text:p text:style-name="P28"><text:span text:style-name="T6"><text:s text:c="8"/></text:span><text:span text:style-name="T3">void</text:span><text:span text:style-name="T6"> fill(String[] data);</text:span></text:p>
      <text:p text:style-name="P29"><text:s text:c="4"/>}</text:p>
      <text:p text:style-name="P28"/>
      <text:p text:style-name="P28"><text:span text:style-name="T6"><text:s text:c="4"/></text:span><text:span text:style-name="T3">class</text:span><text:span text:style-name="T6"> Supplier {</text:span></text:p>
      <text:p text:style-name="P28"><text:span text:style-name="T6"><text:s text:c="8"/></text:span><text:span text:style-name="T3">private</text:span><text:span text:style-name="T6"> </text:span><text:span text:style-name="T3">final</text:span><text:span text:style-name="T6"> Reservoir </text:span><text:span text:style-name="T12">reservoir</text:span><text:span text:style-name="T6">;</text:span></text:p>
      <text:p text:style-name="P28"/>
      <text:p text:style-name="P29"><text:s text:c="8"/>Supplier(Reservoir reservoir) {</text:p>
      <text:p text:style-name="P28"><text:span text:style-name="T6"><text:s text:c="12"/></text:span><text:span text:style-name="T3">this</text:span><text:span text:style-name="T6">.</text:span><text:span text:style-name="T12">reservoir</text:span><text:span text:style-name="T6"> = reservoir;</text:span></text:p>
      <text:p text:style-name="P29"><text:s text:c="8"/>}</text:p>
      <text:p text:style-name="P28"/>
      <text:p text:style-name="P28"><text:span text:style-name="T6"><text:s text:c="8"/></text:span><text:span text:style-name="T3">void</text:span><text:span text:style-name="T6"> supply(String... data) {</text:span></text:p>
      <text:p text:style-name="P28"><text:span text:style-name="T6"><text:s text:c="12"/></text:span><text:span text:style-name="T12">reservoir</text:span><text:span text:style-name="T6">.fill(data);</text:span></text:p>
      <text:p text:style-name="P29"><text:s text:c="8"/>}</text:p>
      <text:p text:style-name="P29"><text:s text:c="4"/>}</text:p>
      <text:p text:style-name="P29"><text:s text:c="4"/><text:span text:style-name="T3">final</text:span> Reservoir <text:span text:style-name="T12">reservoir</text:span> = Mock.<text:span text:style-name="T20">getObject</text:span>(Reservoir.<text:span text:style-name="T3">class</text:span>);</text:p>
      <text:p text:style-name="P14"/>
      <text:p text:style-name="P21">In the first test, we define the arguments to the expected method supply as a constant array of strings:</text:p>
      <text:p text:style-name="P12"><text:span text:style-name="T6"><text:s text:c="4"/></text:span><text:span text:style-name="T17">@Test</text:span></text:p>
      <text:p text:style-name="P28"><text:span text:style-name="T6"><text:s text:c="4"/></text:span><text:span text:style-name="T3">public</text:span><text:span text:style-name="T6"> </text:span><text:span text:style-name="T3">void</text:span><text:span text:style-name="T6"> testArrayWithConstantReference() {</text:span></text:p>
      <text:p text:style-name="P28"><text:span text:style-name="T6"><text:s text:c="8"/>Story story = Story.</text:span><text:span text:style-name="T7">create</text:span><text:span text:style-name="T6">(</text:span><text:span text:style-name="T3">new</text:span><text:span text:style-name="T6"> Scenario() {</text:span></text:p>
      <text:p text:style-name="P29"><text:s text:c="12"/>{</text:p>
      <text:p text:style-name="P28"><text:span text:style-name="T6"><text:s text:c="16"/>expect(</text:span><text:span text:style-name="T12">reservoir</text:span><text:span text:style-name="T6">).fill(</text:span><text:span text:style-name="T3">new</text:span><text:span text:style-name="T6"> String[] { </text:span><text:span text:style-name="T18">"water"</text:span><text:span text:style-name="T6">, </text:span><text:span text:style-name="T18">"mud"</text:span><text:span text:style-name="T6"> });</text:span></text:p>
      <text:p text:style-name="P29"><text:s text:c="12"/>}</text:p>
      <text:p text:style-name="P29"><text:s text:c="8"/>});</text:p>
      <text:p text:style-name="Text_20_body"/>
      <text:p text:style-name="P21">The test (which passes) consists in requesting the supplier to provide the same data:</text:p>
      <text:p text:style-name="P13"><text:s text:c="8"/>story.begin();</text:p>
      <text:p text:style-name="P28"><text:span text:style-name="T6"><text:s text:c="8"/></text:span><text:span text:style-name="T3">new</text:span><text:span text:style-name="T6"> Supplier(</text:span><text:span text:style-name="T12">reservoir</text:span><text:span text:style-name="T6">).supply(</text:span><text:span text:style-name="T18">"water"</text:span><text:span text:style-name="T6">, </text:span><text:span text:style-name="T18">"mud"</text:span><text:span text:style-name="T6">);</text:span></text:p>
      <text:p text:style-name="P29"><text:s text:c="8"/>story.end();</text:p>
      <text:p text:style-name="Text_20_body"/>
      <text:p text:style-name="P21">The second test uses an external reference for the expected array argument:</text:p>
      <text:p text:style-name="P12"><text:span text:style-name="T6"><text:s text:c="4"/></text:span><text:span text:style-name="T17">@Test</text:span></text:p>
      <text:p text:style-name="P28"><text:span text:style-name="T6"><text:s text:c="4"/></text:span><text:span text:style-name="T3">public</text:span><text:span text:style-name="T6"> </text:span><text:span text:style-name="T3">void</text:span><text:span text:style-name="T6"> testArrayWithVariableReference() {</text:span></text:p>
      <text:p text:style-name="P28"><text:span text:style-name="T6"><text:s text:c="8"/></text:span><text:span text:style-name="T3">final</text:span><text:span text:style-name="T6"> String[] reference = </text:span><text:span text:style-name="T3">new</text:span><text:span text:style-name="T6"> String[] { </text:span><text:span text:style-name="T18">"water"</text:span><text:span text:style-name="T6">, </text:span><text:span text:style-name="T18">"mud"</text:span><text:span text:style-name="T6"> };</text:span></text:p>
      <text:p text:style-name="P28"><text:span text:style-name="T6"><text:s text:c="8"/>Story story = Story.</text:span><text:span text:style-name="T7">create</text:span><text:span text:style-name="T6">(</text:span><text:span text:style-name="T3">new</text:span><text:span text:style-name="T6"> Scenario() {</text:span></text:p>
      <text:p text:style-name="P29"><text:s text:c="12"/>{</text:p>
      <text:p text:style-name="P28"><text:span text:style-name="T6"><text:s text:c="16"/>expect(</text:span><text:span text:style-name="T12">reservoir</text:span><text:span text:style-name="T6">).fill(reference);</text:span></text:p>
      <text:p text:style-name="P29"><text:s text:c="12"/>}</text:p>
      <text:p text:style-name="P29"><text:s text:c="8"/>});</text:p>
      <text:p text:style-name="Text_20_body"/>
      <text:p text:style-name="P21">Once again, if we invoke the supplier with the same data as the contents of reference, the test will pass:</text:p>
      <text:p text:style-name="P13"><text:s text:c="8"/>story.begin();</text:p>
      <text:p text:style-name="P30"><text:span text:style-name="T9"><text:s text:c="8"/></text:span><text:span text:style-name="T4">new</text:span><text:span text:style-name="T9"> Supplier(</text:span><text:span text:style-name="T14">reservoir</text:span><text:span text:style-name="T9">).supply(</text:span><text:span text:style-name="T19">"water"</text:span><text:span text:style-name="T9">, </text:span><text:span text:style-name="T19">"mud"</text:span><text:span text:style-name="T9">);</text:span></text:p>
      <text:p text:style-name="Text_20_body"/>
      <text:p text:style-name="P21"><text:soft-page-break/>But we may also change the contents of the reference on the fly, thus changing the expectation:</text:p>
      <text:p text:style-name="P12"><text:span text:style-name="T6"><text:s text:c="8"/>reference[1] = </text:span><text:span text:style-name="T18">"oil"</text:span><text:span text:style-name="T6">;</text:span></text:p>
      <text:p text:style-name="P28"><text:span text:style-name="T6"><text:s text:c="8"/></text:span><text:span text:style-name="T3">new</text:span><text:span text:style-name="T6"> Supplier(</text:span><text:span text:style-name="T12">reservoir</text:span><text:span text:style-name="T6">).supply(</text:span><text:span text:style-name="T18">"water"</text:span><text:span text:style-name="T6">, </text:span><text:span text:style-name="T18">"oil"</text:span><text:span text:style-name="T6">);</text:span></text:p>
      <text:p text:style-name="P29"><text:s text:c="8"/>story.end();</text:p>
      <text:h text:style-name="Heading_20_2" text:outline-level="2">Tips: using stubs or expectations in directives</text:h>
      <text:p text:style-name="Text_20_body">… Yes you can say, for example:</text:p>
      <text:list xml:id="list1642233569" text:style-name="L28">
        <text:list-item>
          <text:p text:style-name="P36"><text:span text:style-name="T6"><text:s text:c="4"/></text:span><text:span text:style-name="T17">@SuppressWarnings</text:span><text:span text:style-name="T6">(</text:span><text:span text:style-name="T18">"unchecked"</text:span><text:span text:style-name="T6">)</text:span></text:p>
        </text:list-item>
        <text:list-item>
          <text:p text:style-name="P37"><text:span text:style-name="T6"><text:s text:c="4"/></text:span><text:span text:style-name="T3">final</text:span><text:span text:style-name="T6"> List&lt;String&gt; </text:span><text:span text:style-name="T13">list1</text:span><text:span text:style-name="T6"> = Mock.</text:span><text:span text:style-name="T7">getObject</text:span><text:span text:style-name="T6">(List.</text:span><text:span text:style-name="T3">class</text:span><text:span text:style-name="T6">);</text:span></text:p>
        </text:list-item>
        <text:list-item>
          <text:p text:style-name="P37"><text:span text:style-name="T6"><text:s text:c="4"/></text:span><text:span text:style-name="T17">@SuppressWarnings</text:span><text:span text:style-name="T6">(</text:span><text:span text:style-name="T18">"unchecked"</text:span><text:span text:style-name="T6">)</text:span></text:p>
        </text:list-item>
        <text:list-item>
          <text:p text:style-name="P37"><text:span text:style-name="T6"><text:s text:c="4"/></text:span><text:span text:style-name="T3">final</text:span><text:span text:style-name="T6"> List&lt;String&gt; </text:span><text:span text:style-name="T13">list2</text:span><text:span text:style-name="T6"> = Mock.</text:span><text:span text:style-name="T7">getObject</text:span><text:span text:style-name="T6">(List.</text:span><text:span text:style-name="T3">class</text:span><text:span text:style-name="T6">);</text:span></text:p>
        </text:list-item>
        <text:list-item>
          <text:p text:style-name="P37"/>
        </text:list-item>
        <text:list-item>
          <text:p text:style-name="P37"><text:span text:style-name="T6"><text:s text:c="4"/></text:span><text:span text:style-name="T17">@Test</text:span></text:p>
        </text:list-item>
        <text:list-item>
          <text:p text:style-name="P37"><text:span text:style-name="T6"><text:s text:c="4"/></text:span><text:span text:style-name="T3">public</text:span><text:span text:style-name="T6"> </text:span><text:span text:style-name="T3">void</text:span><text:span text:style-name="T6"> testWithReference() {</text:span></text:p>
        </text:list-item>
        <text:list-item>
          <text:p text:style-name="P38"><text:s text:c="8"/><text:span text:style-name="T20">begin</text:span>();</text:p>
        </text:list-item>
        <text:list-item>
          <text:p text:style-name="P37"><text:span text:style-name="T6"><text:s text:c="8"/></text:span><text:span text:style-name="T7">willReturn</text:span><text:span text:style-name="T6">(</text:span><text:span text:style-name="T18">"hello"</text:span><text:span text:style-name="T6">).when(</text:span><text:span text:style-name="T13">list1</text:span><text:span text:style-name="T6">).get(0);</text:span></text:p>
        </text:list-item>
        <text:list-item>
          <text:p text:style-name="P37"><text:span text:style-name="T6"><text:s text:c="2"/></text:span><text:span text:style-name="T7">willInvoke</text:span><text:span text:style-name="T6">(1).of(</text:span><text:span text:style-name="T13">list2</text:span><text:span text:style-name="T6">).add(</text:span><text:span text:style-name="T13">list1</text:span><text:span text:style-name="T6">.get(0));</text:span></text:p>
        </text:list-item>
        <text:list-item>
          <text:p text:style-name="P37"/>
        </text:list-item>
        <text:list-item>
          <text:p text:style-name="P37"><text:span text:style-name="T6"><text:s text:c="2"/></text:span><text:span text:style-name="T13">list2</text:span><text:span text:style-name="T6">.add(</text:span><text:span text:style-name="T13">list1</text:span><text:span text:style-name="T6">.get(0));</text:span></text:p>
        </text:list-item>
        <text:list-item>
          <text:p text:style-name="P38"><text:s text:c="2"/><text:span text:style-name="T20">end</text:span>();</text:p>
        </text:list-item>
        <text:list-item>
          <text:p text:style-name="P38"><text:s text:c="4"/>}</text:p>
        </text:list-item>
      </text:list>
      <text:p text:style-name="Text_20_body"/>
      <text:p text:style-name="Text_20_body">On line 9, the test defines a stub for the method <text:span text:style-name="T15">list1.get(0)</text:span>. The simulation result is used as argument to the specification of an expectation (on line 10).</text:p>
      <text:p text:style-name="Text_20_body">You can do that... with a slight constraint: <text:span text:style-name="T2">never invoke the mock for which you create a directive in the arguments of the invoked method</text:span>.</text:p>
      <text:p text:style-name="Text_20_body">In other words, the following is forbidden:</text:p>
      <text:p text:style-name="P7"><text:s text:c="8"/><text:span text:style-name="T20">begin</text:span>();</text:p>
      <text:p text:style-name="P25"><text:span text:style-name="T6"><text:s text:c="8"/></text:span><text:span text:style-name="T7">willReturn</text:span><text:span text:style-name="T6">(</text:span><text:span text:style-name="T18">"hello"</text:span><text:span text:style-name="T6">).when(</text:span><text:span text:style-name="T13">list1</text:span><text:span text:style-name="T6">).get(0);</text:span></text:p>
      <text:p text:style-name="P25"><text:span text:style-name="T6"><text:s text:c="8"/></text:span><text:span text:style-name="T7">willInvoke</text:span><text:span text:style-name="T6">(1).of(</text:span><text:span text:style-name="T13">list1</text:span><text:span text:style-name="T6">).add(</text:span><text:span text:style-name="T13">list1</text:span><text:span text:style-name="T6">.get(0));</text:span></text:p>
      <text:p text:style-name="P27"><text:span text:style-name="T9"><text:s text:c="8"/></text:span><text:span text:style-name="T10">end</text:span><text:span text:style-name="T9">();</text:span></text:p>
      <text:h text:style-name="Heading_20_2" text:outline-level="2">Common mistakes</text:h>
      <text:p text:style-name="P9">Mix of <text:span text:style-name="T15">with</text:span>, <text:span text:style-name="T15">anyOf</text:span>, <text:span text:style-name="T15">aNonNullOf</text:span></text:p>
      <text:p text:style-name="Standard">Be careful, those three clauses are independent! In other words:</text:p>
      <text:list xml:id="list1514516228" text:style-name="L29">
        <text:list-item>
          <text:p text:style-name="P39"><text:span text:style-name="T15">with(anyOf(...))</text:span> is wrong</text:p>
        </text:list-item>
        <text:list-item>
          <text:p text:style-name="P39"><text:span text:style-name="T15">with(aNonNullOf(...))</text:span> is wrong too</text:p>
        </text:list-item>
      </text:list>
      <text:p text:style-name="Standard"/>
      <text:p text:style-name="Standard">Lmock does not raises any error in that case.</text:p>
      <text:h text:style-name="Heading_20_2" text:outline-level="2">Use invocation checkers as arguments to methods</text:h>
      <text:p text:style-name="P21">Lmock naively considers that an invocation checker passed as argument to an invocation must be taken as is. For example:</text:p>
      <text:p text:style-name="P17"><text:span text:style-name="T6"><text:s text:c="12"/></text:span><text:span text:style-name="T7">...</text:span><text:span text:style-name="T6">.when(list).contains(StringChecker.</text:span><text:span text:style-name="T7">valuesContain</text:span><text:span text:style-name="T6">(</text:span><text:span text:style-name="T18">"$"</text:span><text:span text:style-name="T6">)));</text:span></text:p>
      <text:p text:style-name="P14">Means that you expect to check that <text:span text:style-name="T15">list</text:span> contains an element of type <text:span text:style-name="T15">StringChecker</text:span>.</text:p>
      <text:p text:style-name="Text_20_body"/>
      <text:p text:style-name="P21"><text:soft-page-break/>If you want to express “an argument that matches the checker” don't forget to use an argument clause:</text:p>
      <text:p text:style-name="P17"><text:span text:style-name="T6"><text:s text:c="12"/>....when(list).contains(</text:span><text:span text:style-name="T7">with</text:span><text:span text:style-name="T6">(StringChecker.</text:span><text:span text:style-name="T7">valuesContain</text:span><text:span text:style-name="T6">(</text:span><text:span text:style-name="T18">"$"</text:span><text:span text:style-name="T6">)));</text:span></text:p>
      <text:p text:style-name="P14"/>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urodet</meta:initial-creator>
    <meta:creation-date>2011-01-21T11:23:53</meta:creation-date>
    <dc:date>2011-06-01T14:04:23</dc:date>
    <dc:creator>David Furodet</dc:creator>
    <meta:editing-duration>PT20H49M38S</meta:editing-duration>
    <meta:editing-cycles>380</meta:editing-cycles>
    <meta:generator>OpenOffice.org/3.2$Linux OpenOffice.org_project/320m12$Build-9483</meta:generator>
    <meta:document-statistic meta:table-count="1" meta:image-count="0" meta:object-count="1" meta:page-count="21" meta:paragraph-count="593" meta:word-count="4350" meta:character-count="328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385cm"/>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ffcc99"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2cm"/>
    </style:style>
    <style:style style:name="P1" style:family="paragraph">
      <style:paragraph-properties fo:text-align="center"/>
    </style:style>
    <style:style style:name="P2" style:family="paragraph">
      <style:paragraph-properties fo:text-align="center"/>
      <style:text-properties fo:font-size="12pt" fo:font-style="italic" style:font-size-asian="12pt" style:font-style-asian="italic" style:font-size-complex="12pt" style:font-style-complex="italic"/>
    </style:style>
    <style:style style:name="P3" style:family="paragraph">
      <style:paragraph-properties fo:text-align="center"/>
      <style:text-properties fo:font-family="'Courier New'" style:font-family-generic="modern" style:font-pitch="fixed"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family="'Courier New'" style:font-family-generic="modern" style:font-pitch="fixed" fo:font-size="12pt" style:font-size-asian="12pt" style:font-size-complex="12pt"/>
    </style:style>
    <style:style style:name="T3" style:family="text">
      <style:text-properties fo:font-family="'Courier New'" style:font-family-generic="modern" style:font-pitch="fixed" fo:font-size="12pt" fo:font-style="italic" style:font-size-asian="12pt" style:font-style-asian="italic" style:font-size-complex="12pt" style:font-style-complex="italic"/>
    </style:style>
    <style:style style:name="T4"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id="id1" draw:layer="layout" svg:width="6.985cm" svg:height="0.725cm" svg:x="5.445cm" svg:y="1.545cm">
          <draw:text-box>
            <text:p text:style-name="P1"><text:span text:style-name="T1">The test...</text:span></text:p>
          </draw:text-box>
        </draw:frame>
        <draw:custom-shape draw:style-name="gr2" draw:text-style-name="P3" draw:id="id2" draw:layer="layout" svg:width="6.35cm" svg:height="1.27cm" svg:x="2.27cm" svg:y="3.54cm">
          <text:p text:style-name="P1"><text:span text:style-name="T2">willInvoke(</text:span><text:span text:style-name="T3">occurrences</text:span><text:span text:style-name="T2">)</text:span></text:p>
          <draw:enhanced-geometry svg:viewBox="0 0 21600 21600" draw:type="rectangle" draw:enhanced-path="M 0 0 L 21600 0 21600 21600 0 21600 0 0 Z N"/>
        </draw:custom-shape>
        <draw:custom-shape draw:style-name="gr2" draw:text-style-name="P3" draw:id="id3" draw:layer="layout" svg:width="6.35cm" svg:height="1.785cm" svg:x="9.255cm" svg:y="6.715cm">
          <text:p text:style-name="P1"><text:span text:style-name="T2">willReturn(</text:span><text:span text:style-name="T3">oject</text:span><text:span text:style-name="T2">)</text:span></text:p>
          <text:p text:style-name="P1"><text:span text:style-name="T2">willThrow(</text:span><text:span text:style-name="T3">exception</text:span><text:span text:style-name="T2">)</text:span></text:p>
          <text:p text:style-name="P1"><text:span text:style-name="T2">willDelegateTo(provider)</text:span></text:p>
          <draw:enhanced-geometry svg:viewBox="0 0 21600 21600" draw:type="rectangle" draw:enhanced-path="M 0 0 L 21600 0 21600 21600 0 21600 0 0 Z N"/>
        </draw:custom-shape>
        <draw:line draw:style-name="gr3" draw:text-style-name="P1" draw:id="id7" draw:layer="layout" svg:x1="5.445cm" svg:y1="4.81cm" svg:x2="5.445cm" svg:y2="9.89cm">
          <text:p/>
        </draw:line>
        <draw:line draw:style-name="gr3" draw:text-style-name="P1" draw:layer="layout" svg:x1="12.5cm" svg:y1="8.5cm" svg:x2="12.43cm" svg:y2="9.89cm">
          <text:p/>
        </draw:line>
        <draw:connector draw:style-name="gr3" draw:text-style-name="P1" draw:layer="layout" svg:x1="8.937cm" svg:y1="2.27cm" svg:x2="5.445cm" svg:y2="3.54cm" draw:start-shape="id1" draw:start-glue-point="2" draw:end-shape="id2" draw:end-glue-point="0" svg:d="m8937 2270v635h-3492v635">
          <text:p/>
        </draw:connector>
        <draw:connector draw:style-name="gr3" draw:text-style-name="P1" draw:layer="layout" svg:x1="8.937cm" svg:y1="2.27cm" svg:x2="12.43cm" svg:y2="6.715cm" draw:start-shape="id1" draw:start-glue-point="2" draw:end-shape="id3" svg:d="m8937 2270v2222h3493v2223">
          <text:p/>
        </draw:connector>
        <draw:custom-shape draw:style-name="gr4" draw:text-style-name="P3" draw:layer="layout" svg:width="6.35cm" svg:height="1.27cm" svg:x="2.27cm" svg:y="9.89cm">
          <text:p text:style-name="P1"><text:span text:style-name="T2">of(</text:span><text:span text:style-name="T3">mock</text:span><text:span text:style-name="T2">)</text:span></text:p>
          <draw:enhanced-geometry svg:viewBox="0 0 21600 21600" draw:type="rectangle" draw:enhanced-path="M 0 0 L 21600 0 21600 21600 0 21600 0 0 Z N"/>
        </draw:custom-shape>
        <draw:custom-shape draw:style-name="gr4" draw:text-style-name="P3" draw:id="id4" draw:layer="layout" svg:width="6.35cm" svg:height="1.27cm" svg:x="2.27cm" svg:y="9.89cm">
          <text:p text:style-name="P1"><text:span text:style-name="T2">of(</text:span><text:span text:style-name="T3">mock</text:span><text:span text:style-name="T2">)</text:span></text:p>
          <draw:enhanced-geometry svg:viewBox="0 0 21600 21600" draw:type="rectangle" draw:enhanced-path="M 0 0 L 21600 0 21600 21600 0 21600 0 0 Z N"/>
        </draw:custom-shape>
        <draw:custom-shape draw:style-name="gr4" draw:text-style-name="P3" draw:id="id6" draw:layer="layout" svg:width="6.35cm" svg:height="1.27cm" svg:x="9.255cm" svg:y="9.89cm">
          <text:p text:style-name="P1"><text:span text:style-name="T2">when(</text:span><text:span text:style-name="T3">mock</text:span><text:span text:style-name="T2">)</text:span></text:p>
          <draw:enhanced-geometry svg:viewBox="0 0 21600 21600" draw:type="rectangle" draw:enhanced-path="M 0 0 L 21600 0 21600 21600 0 21600 0 0 Z N"/>
        </draw:custom-shape>
        <draw:frame draw:style-name="gr5" draw:text-style-name="P4" draw:id="id5" draw:layer="layout" svg:width="5.715cm" svg:height="1.27cm" svg:x="6.08cm" svg:y="13.065cm">
          <draw:text-box>
            <text:p text:style-name="P1"><text:span text:style-name="T4">Invocation</text:span></text:p>
          </draw:text-box>
        </draw:frame>
        <draw:connector draw:style-name="gr3" draw:text-style-name="P1" draw:layer="layout" svg:x1="5.445cm" svg:y1="11.16cm" svg:x2="8.937cm" svg:y2="13.065cm" draw:start-shape="id4" draw:start-glue-point="2" draw:end-shape="id5" svg:d="m5445 11160v953h3492v952">
          <text:p/>
        </draw:connector>
        <draw:connector draw:style-name="gr3" draw:text-style-name="P1" draw:layer="layout" svg:x1="12.43cm" svg:y1="11.16cm" svg:x2="8.937cm" svg:y2="13.065cm" draw:start-shape="id6" draw:start-glue-point="2" draw:end-shape="id5" draw:end-glue-point="0" svg:d="m12430 11160v953h-3493v952">
          <text:p/>
        </draw:connector>
        <draw:connector draw:style-name="gr3" draw:text-style-name="P1" draw:layer="layout" svg:x1="5.445cm" svg:y1="4.81cm" svg:x2="9.255cm" svg:y2="7.607cm" draw:start-shape="id7" draw:start-glue-point="0" draw:end-shape="id3" svg:d="m5445 4810h1980v2797h183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